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42cm"/>
    </style:style>
    <style:style style:name="co2" style:family="table-column">
      <style:table-column-properties fo:break-before="auto" style:column-width="2.231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3.6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bility_time2" table:style-name="ta1">
        <table:shapes>
          <draw:frame draw:z-index="0" draw:style-name="gr1" draw:text-style-name="P1" svg:width="16.006cm" svg:height="8.998cm" svg:x="25.764cm" svg:y="2.398cm">
            <draw:object draw:notify-on-update-of-ranges="stability_time2.C1:stability_time2.C1 stability_time2.C2:stability_time2.C357 stability_time2.D1:stability_time2.D1 stability_time2.D2:stability_time2.D3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2.735cm" svg:y="0.1cm">
            <draw:object draw:notify-on-update-of-ranges="stability_time2.B2:stability_time2.B357 stability_time2.D1:stability_time2.D1 stability_time2.D2:stability_time2.D3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 UTC since epoch [s]</text:p>
          </table:table-cell>
          <table:table-cell/>
          <table:table-cell office:value-type="string" calcext:value-type="string">
            <text:p>Voltage U[V]</text:p>
          </table:table-cell>
          <table:table-cell office:value-type="string" calcext:value-type="string">
            <text:p>master measured U[bit]</text:p>
          </table:table-cell>
          <table:table-cell office:value-type="string" calcext:value-type="string">
            <text:p>slave measured U[bit]</text:p>
          </table:table-cell>
        </table:table-row>
        <table:table-row table:style-name="ro1">
          <table:table-cell office:value-type="float" office:value="1650017182.89681" calcext:value-type="float">
            <text:p>1650017182,89681</text:p>
          </table:table-cell>
          <table:table-cell table:formula="of:=[.A2]-[.$A$2]" office:value-type="float" office:value="0" calcext:value-type="float">
            <text:p>0</text:p>
          </table:table-cell>
          <table:table-cell office:value-type="float" office:value="59.5" calcext:value-type="float">
            <text:p>59,5</text:p>
          </table:table-cell>
          <table:table-cell office:value-type="float" office:value="559" calcext:value-type="float">
            <text:p>559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1650017184.9456" calcext:value-type="float">
            <text:p>1650017184,9456</text:p>
          </table:table-cell>
          <table:table-cell table:formula="of:=[.A3]-[.$A$2]" office:value-type="float" office:value="2.04878759384155" calcext:value-type="float">
            <text:p>2,04878759384155</text:p>
          </table:table-cell>
          <table:table-cell office:value-type="float" office:value="59.5" calcext:value-type="float">
            <text:p>59,5</text:p>
          </table:table-cell>
          <table:table-cell office:value-type="float" office:value="559" calcext:value-type="float">
            <text:p>559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186.99361" calcext:value-type="float">
            <text:p>1650017186,99361</text:p>
          </table:table-cell>
          <table:table-cell table:formula="of:=[.A4]-[.$A$2]" office:value-type="float" office:value="4.09679770469666" calcext:value-type="float">
            <text:p>4,09679770469666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189.04106" calcext:value-type="float">
            <text:p>1650017189,04106</text:p>
          </table:table-cell>
          <table:table-cell table:formula="of:=[.A5]-[.$A$2]" office:value-type="float" office:value="6.14424991607666" calcext:value-type="float">
            <text:p>6,1442499160766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191.08936" calcext:value-type="float">
            <text:p>1650017191,08936</text:p>
          </table:table-cell>
          <table:table-cell table:formula="of:=[.A6]-[.$A$2]" office:value-type="float" office:value="8.19254612922668" calcext:value-type="float">
            <text:p>8,19254612922668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193.13698" calcext:value-type="float">
            <text:p>1650017193,13698</text:p>
          </table:table-cell>
          <table:table-cell table:formula="of:=[.A7]-[.$A$2]" office:value-type="float" office:value="10.2401666641235" calcext:value-type="float">
            <text:p>10,2401666641235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195.18569" calcext:value-type="float">
            <text:p>1650017195,18569</text:p>
          </table:table-cell>
          <table:table-cell table:formula="of:=[.A8]-[.$A$2]" office:value-type="float" office:value="12.2888777256012" calcext:value-type="float">
            <text:p>12,288877725601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197.23341" calcext:value-type="float">
            <text:p>1650017197,23341</text:p>
          </table:table-cell>
          <table:table-cell table:formula="of:=[.A9]-[.$A$2]" office:value-type="float" office:value="14.3366000652313" calcext:value-type="float">
            <text:p>14,336600065231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199.28151" calcext:value-type="float">
            <text:p>1650017199,28151</text:p>
          </table:table-cell>
          <table:table-cell table:formula="of:=[.A10]-[.$A$2]" office:value-type="float" office:value="16.3846998214722" calcext:value-type="float">
            <text:p>16,3846998214722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01.32963" calcext:value-type="float">
            <text:p>1650017201,32963</text:p>
          </table:table-cell>
          <table:table-cell table:formula="of:=[.A11]-[.$A$2]" office:value-type="float" office:value="18.4328193664551" calcext:value-type="float">
            <text:p>18,4328193664551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03.37715" calcext:value-type="float">
            <text:p>1650017203,37715</text:p>
          </table:table-cell>
          <table:table-cell table:formula="of:=[.A12]-[.$A$2]" office:value-type="float" office:value="20.4803400039673" calcext:value-type="float">
            <text:p>20,480340003967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205.42637" calcext:value-type="float">
            <text:p>1650017205,42637</text:p>
          </table:table-cell>
          <table:table-cell table:formula="of:=[.A13]-[.$A$2]" office:value-type="float" office:value="22.5295650959015" calcext:value-type="float">
            <text:p>22,529565095901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207.47293" calcext:value-type="float">
            <text:p>1650017207,47293</text:p>
          </table:table-cell>
          <table:table-cell table:formula="of:=[.A14]-[.$A$2]" office:value-type="float" office:value="24.5761187076569" calcext:value-type="float">
            <text:p>24,576118707656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209.5218" calcext:value-type="float">
            <text:p>1650017209,5218</text:p>
          </table:table-cell>
          <table:table-cell table:formula="of:=[.A15]-[.$A$2]" office:value-type="float" office:value="26.6249885559082" calcext:value-type="float">
            <text:p>26,624988555908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11.56975" calcext:value-type="float">
            <text:p>1650017211,56975</text:p>
          </table:table-cell>
          <table:table-cell table:formula="of:=[.A16]-[.$A$2]" office:value-type="float" office:value="28.6729381084442" calcext:value-type="float">
            <text:p>28,672938108444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213.61871" calcext:value-type="float">
            <text:p>1650017213,61871</text:p>
          </table:table-cell>
          <table:table-cell table:formula="of:=[.A17]-[.$A$2]" office:value-type="float" office:value="30.7219021320343" calcext:value-type="float">
            <text:p>30,721902132034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15.66571" calcext:value-type="float">
            <text:p>1650017215,66571</text:p>
          </table:table-cell>
          <table:table-cell table:formula="of:=[.A18]-[.$A$2]" office:value-type="float" office:value="32.7688965797424" calcext:value-type="float">
            <text:p>32,768896579742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17.71336" calcext:value-type="float">
            <text:p>1650017217,71336</text:p>
          </table:table-cell>
          <table:table-cell table:formula="of:=[.A19]-[.$A$2]" office:value-type="float" office:value="34.8165488243103" calcext:value-type="float">
            <text:p>34,816548824310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19.76123" calcext:value-type="float">
            <text:p>1650017219,76123</text:p>
          </table:table-cell>
          <table:table-cell table:formula="of:=[.A20]-[.$A$2]" office:value-type="float" office:value="36.8644244670868" calcext:value-type="float">
            <text:p>36,864424467086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21.80923" calcext:value-type="float">
            <text:p>1650017221,80923</text:p>
          </table:table-cell>
          <table:table-cell table:formula="of:=[.A21]-[.$A$2]" office:value-type="float" office:value="38.9124174118042" calcext:value-type="float">
            <text:p>38,912417411804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23.85723" calcext:value-type="float">
            <text:p>1650017223,85723</text:p>
          </table:table-cell>
          <table:table-cell table:formula="of:=[.A22]-[.$A$2]" office:value-type="float" office:value="40.9604258537293" calcext:value-type="float">
            <text:p>40,9604258537293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25.90516" calcext:value-type="float">
            <text:p>1650017225,90516</text:p>
          </table:table-cell>
          <table:table-cell table:formula="of:=[.A23]-[.$A$2]" office:value-type="float" office:value="43.0083522796631" calcext:value-type="float">
            <text:p>43,008352279663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227.95395" calcext:value-type="float">
            <text:p>1650017227,95395</text:p>
          </table:table-cell>
          <table:table-cell table:formula="of:=[.A24]-[.$A$2]" office:value-type="float" office:value="45.0571384429932" calcext:value-type="float">
            <text:p>45,057138442993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30.0012" calcext:value-type="float">
            <text:p>1650017230,0012</text:p>
          </table:table-cell>
          <table:table-cell table:formula="of:=[.A25]-[.$A$2]" office:value-type="float" office:value="47.1043889522553" calcext:value-type="float">
            <text:p>47,104388952255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32.0488" calcext:value-type="float">
            <text:p>1650017232,0488</text:p>
          </table:table-cell>
          <table:table-cell table:formula="of:=[.A26]-[.$A$2]" office:value-type="float" office:value="49.1519904136658" calcext:value-type="float">
            <text:p>49,151990413665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234.09796" calcext:value-type="float">
            <text:p>1650017234,09796</text:p>
          </table:table-cell>
          <table:table-cell table:formula="of:=[.A27]-[.$A$2]" office:value-type="float" office:value="51.2011466026306" calcext:value-type="float">
            <text:p>51,201146602630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36.65795" calcext:value-type="float">
            <text:p>1650017236,65795</text:p>
          </table:table-cell>
          <table:table-cell table:formula="of:=[.A28]-[.$A$2]" office:value-type="float" office:value="53.7611360549927" calcext:value-type="float">
            <text:p>53,761136054992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38.7052" calcext:value-type="float">
            <text:p>1650017238,7052</text:p>
          </table:table-cell>
          <table:table-cell table:formula="of:=[.A29]-[.$A$2]" office:value-type="float" office:value="55.808388710022" calcext:value-type="float">
            <text:p>55,80838871002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240.75616" calcext:value-type="float">
            <text:p>1650017240,75616</text:p>
          </table:table-cell>
          <table:table-cell table:formula="of:=[.A30]-[.$A$2]" office:value-type="float" office:value="57.8593466281891" calcext:value-type="float">
            <text:p>57,859346628189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242.8016" calcext:value-type="float">
            <text:p>1650017242,8016</text:p>
          </table:table-cell>
          <table:table-cell table:formula="of:=[.A31]-[.$A$2]" office:value-type="float" office:value="59.9047944545746" calcext:value-type="float">
            <text:p>59,904794454574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44.84937" calcext:value-type="float">
            <text:p>1650017244,84937</text:p>
          </table:table-cell>
          <table:table-cell table:formula="of:=[.A32]-[.$A$2]" office:value-type="float" office:value="61.9525587558746" calcext:value-type="float">
            <text:p>61,952558755874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246.89723" calcext:value-type="float">
            <text:p>1650017246,89723</text:p>
          </table:table-cell>
          <table:table-cell table:formula="of:=[.A33]-[.$A$2]" office:value-type="float" office:value="64.0004227161407" calcext:value-type="float">
            <text:p>64,000422716140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48.94519" calcext:value-type="float">
            <text:p>1650017248,94519</text:p>
          </table:table-cell>
          <table:table-cell table:formula="of:=[.A34]-[.$A$2]" office:value-type="float" office:value="66.048380613327" calcext:value-type="float">
            <text:p>66,04838061332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50.9932" calcext:value-type="float">
            <text:p>1650017250,9932</text:p>
          </table:table-cell>
          <table:table-cell table:formula="of:=[.A35]-[.$A$2]" office:value-type="float" office:value="68.0963950157166" calcext:value-type="float">
            <text:p>68,096395015716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53.04128" calcext:value-type="float">
            <text:p>1650017253,04128</text:p>
          </table:table-cell>
          <table:table-cell table:formula="of:=[.A36]-[.$A$2]" office:value-type="float" office:value="70.144474029541" calcext:value-type="float">
            <text:p>70,14447402954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55.08933" calcext:value-type="float">
            <text:p>1650017255,08933</text:p>
          </table:table-cell>
          <table:table-cell table:formula="of:=[.A37]-[.$A$2]" office:value-type="float" office:value="72.1925203800201" calcext:value-type="float">
            <text:p>72,192520380020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257.13958" calcext:value-type="float">
            <text:p>1650017257,13958</text:p>
          </table:table-cell>
          <table:table-cell table:formula="of:=[.A38]-[.$A$2]" office:value-type="float" office:value="74.2427735328674" calcext:value-type="float">
            <text:p>74,242773532867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59.18528" calcext:value-type="float">
            <text:p>1650017259,18528</text:p>
          </table:table-cell>
          <table:table-cell table:formula="of:=[.A39]-[.$A$2]" office:value-type="float" office:value="76.2884664535522" calcext:value-type="float">
            <text:p>76,288466453552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261.23366" calcext:value-type="float">
            <text:p>1650017261,23366</text:p>
          </table:table-cell>
          <table:table-cell table:formula="of:=[.A40]-[.$A$2]" office:value-type="float" office:value="78.3368527889252" calcext:value-type="float">
            <text:p>78,336852788925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63.3249" calcext:value-type="float">
            <text:p>1650017263,3249</text:p>
          </table:table-cell>
          <table:table-cell table:formula="of:=[.A41]-[.$A$2]" office:value-type="float" office:value="80.4280872344971" calcext:value-type="float">
            <text:p>80,428087234497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265.84091" calcext:value-type="float">
            <text:p>1650017265,84091</text:p>
          </table:table-cell>
          <table:table-cell table:formula="of:=[.A42]-[.$A$2]" office:value-type="float" office:value="82.9440987110138" calcext:value-type="float">
            <text:p>82,944098711013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67.88882" calcext:value-type="float">
            <text:p>1650017267,88882</text:p>
          </table:table-cell>
          <table:table-cell table:formula="of:=[.A43]-[.$A$2]" office:value-type="float" office:value="84.9920136928558" calcext:value-type="float">
            <text:p>84,992013692855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69.93715" calcext:value-type="float">
            <text:p>1650017269,93715</text:p>
          </table:table-cell>
          <table:table-cell table:formula="of:=[.A44]-[.$A$2]" office:value-type="float" office:value="87.0403430461884" calcext:value-type="float">
            <text:p>87,040343046188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71.98536" calcext:value-type="float">
            <text:p>1650017271,98536</text:p>
          </table:table-cell>
          <table:table-cell table:formula="of:=[.A45]-[.$A$2]" office:value-type="float" office:value="89.0885512828827" calcext:value-type="float">
            <text:p>89,088551282882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74.03279" calcext:value-type="float">
            <text:p>1650017274,03279</text:p>
          </table:table-cell>
          <table:table-cell table:formula="of:=[.A46]-[.$A$2]" office:value-type="float" office:value="91.1359789371491" calcext:value-type="float">
            <text:p>91,135978937149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76.08143" calcext:value-type="float">
            <text:p>1650017276,08143</text:p>
          </table:table-cell>
          <table:table-cell table:formula="of:=[.A47]-[.$A$2]" office:value-type="float" office:value="93.1846222877502" calcext:value-type="float">
            <text:p>93,184622287750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78.12938" calcext:value-type="float">
            <text:p>1650017278,12938</text:p>
          </table:table-cell>
          <table:table-cell table:formula="of:=[.A48]-[.$A$2]" office:value-type="float" office:value="95.2325661182404" calcext:value-type="float">
            <text:p>95,232566118240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80.1772" calcext:value-type="float">
            <text:p>1650017280,1772</text:p>
          </table:table-cell>
          <table:table-cell table:formula="of:=[.A49]-[.$A$2]" office:value-type="float" office:value="97.2803919315338" calcext:value-type="float">
            <text:p>97,280391931533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82.24022" calcext:value-type="float">
            <text:p>1650017282,24022</text:p>
          </table:table-cell>
          <table:table-cell table:formula="of:=[.A50]-[.$A$2]" office:value-type="float" office:value="99.343409538269" calcext:value-type="float">
            <text:p>99,34340953826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84.78556" calcext:value-type="float">
            <text:p>1650017284,78556</text:p>
          </table:table-cell>
          <table:table-cell table:formula="of:=[.A51]-[.$A$2]" office:value-type="float" office:value="101.888751506805" calcext:value-type="float">
            <text:p>101,88875150680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286.83327" calcext:value-type="float">
            <text:p>1650017286,83327</text:p>
          </table:table-cell>
          <table:table-cell table:formula="of:=[.A52]-[.$A$2]" office:value-type="float" office:value="103.936464309692" calcext:value-type="float">
            <text:p>103,93646430969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88.88147" calcext:value-type="float">
            <text:p>1650017288,88147</text:p>
          </table:table-cell>
          <table:table-cell table:formula="of:=[.A53]-[.$A$2]" office:value-type="float" office:value="105.984657764435" calcext:value-type="float">
            <text:p>105,98465776443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90.9288" calcext:value-type="float">
            <text:p>1650017290,9288</text:p>
          </table:table-cell>
          <table:table-cell table:formula="of:=[.A54]-[.$A$2]" office:value-type="float" office:value="108.031993627548" calcext:value-type="float">
            <text:p>108,03199362754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92.97817" calcext:value-type="float">
            <text:p>1650017292,97817</text:p>
          </table:table-cell>
          <table:table-cell table:formula="of:=[.A55]-[.$A$2]" office:value-type="float" office:value="110.081357479095" calcext:value-type="float">
            <text:p>110,08135747909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295.02507" calcext:value-type="float">
            <text:p>1650017295,02507</text:p>
          </table:table-cell>
          <table:table-cell table:formula="of:=[.A56]-[.$A$2]" office:value-type="float" office:value="112.128258705139" calcext:value-type="float">
            <text:p>112,12825870513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297.073" calcext:value-type="float">
            <text:p>1650017297,073</text:p>
          </table:table-cell>
          <table:table-cell table:formula="of:=[.A57]-[.$A$2]" office:value-type="float" office:value="114.176191091537" calcext:value-type="float">
            <text:p>114,17619109153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299.12113" calcext:value-type="float">
            <text:p>1650017299,12113</text:p>
          </table:table-cell>
          <table:table-cell table:formula="of:=[.A58]-[.$A$2]" office:value-type="float" office:value="116.224318742752" calcext:value-type="float">
            <text:p>116,22431874275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301.16916" calcext:value-type="float">
            <text:p>1650017301,16916</text:p>
          </table:table-cell>
          <table:table-cell table:formula="of:=[.A59]-[.$A$2]" office:value-type="float" office:value="118.272348403931" calcext:value-type="float">
            <text:p>118,27234840393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303.21706" calcext:value-type="float">
            <text:p>1650017303,21706</text:p>
          </table:table-cell>
          <table:table-cell table:formula="of:=[.A60]-[.$A$2]" office:value-type="float" office:value="120.320247173309" calcext:value-type="float">
            <text:p>120,32024717330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305.26505" calcext:value-type="float">
            <text:p>1650017305,26505</text:p>
          </table:table-cell>
          <table:table-cell table:formula="of:=[.A61]-[.$A$2]" office:value-type="float" office:value="122.368244409561" calcext:value-type="float">
            <text:p>122,36824440956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307.31318" calcext:value-type="float">
            <text:p>1650017307,31318</text:p>
          </table:table-cell>
          <table:table-cell table:formula="of:=[.A62]-[.$A$2]" office:value-type="float" office:value="124.41636633873" calcext:value-type="float">
            <text:p>124,4163663387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309.36076" calcext:value-type="float">
            <text:p>1650017309,36076</text:p>
          </table:table-cell>
          <table:table-cell table:formula="of:=[.A63]-[.$A$2]" office:value-type="float" office:value="126.463954687119" calcext:value-type="float">
            <text:p>126,46395468711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311.40916" calcext:value-type="float">
            <text:p>1650017311,40916</text:p>
          </table:table-cell>
          <table:table-cell table:formula="of:=[.A64]-[.$A$2]" office:value-type="float" office:value="128.512354850769" calcext:value-type="float">
            <text:p>128,51235485076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313.45976" calcext:value-type="float">
            <text:p>1650017313,45976</text:p>
          </table:table-cell>
          <table:table-cell table:formula="of:=[.A65]-[.$A$2]" office:value-type="float" office:value="130.562952280045" calcext:value-type="float">
            <text:p>130,56295228004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315.50529" calcext:value-type="float">
            <text:p>1650017315,50529</text:p>
          </table:table-cell>
          <table:table-cell table:formula="of:=[.A66]-[.$A$2]" office:value-type="float" office:value="132.608484983444" calcext:value-type="float">
            <text:p>132,60848498344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317.55381" calcext:value-type="float">
            <text:p>1650017317,55381</text:p>
          </table:table-cell>
          <table:table-cell table:formula="of:=[.A67]-[.$A$2]" office:value-type="float" office:value="134.657004117966" calcext:value-type="float">
            <text:p>134,65700411796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320.11318" calcext:value-type="float">
            <text:p>1650017320,11318</text:p>
          </table:table-cell>
          <table:table-cell table:formula="of:=[.A68]-[.$A$2]" office:value-type="float" office:value="137.216368198395" calcext:value-type="float">
            <text:p>137,21636819839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322.16118" calcext:value-type="float">
            <text:p>1650017322,16118</text:p>
          </table:table-cell>
          <table:table-cell table:formula="of:=[.A69]-[.$A$2]" office:value-type="float" office:value="139.264369010925" calcext:value-type="float">
            <text:p>139,26436901092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324.7212" calcext:value-type="float">
            <text:p>1650017324,7212</text:p>
          </table:table-cell>
          <table:table-cell table:formula="of:=[.A70]-[.$A$2]" office:value-type="float" office:value="141.824390411377" calcext:value-type="float">
            <text:p>141,82439041137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326.76945" calcext:value-type="float">
            <text:p>1650017326,76945</text:p>
          </table:table-cell>
          <table:table-cell table:formula="of:=[.A71]-[.$A$2]" office:value-type="float" office:value="143.872644901276" calcext:value-type="float">
            <text:p>143,87264490127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328.81737" calcext:value-type="float">
            <text:p>1650017328,81737</text:p>
          </table:table-cell>
          <table:table-cell table:formula="of:=[.A72]-[.$A$2]" office:value-type="float" office:value="145.920558929443" calcext:value-type="float">
            <text:p>145,92055892944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330.86527" calcext:value-type="float">
            <text:p>1650017330,86527</text:p>
          </table:table-cell>
          <table:table-cell table:formula="of:=[.A73]-[.$A$2]" office:value-type="float" office:value="147.968463420868" calcext:value-type="float">
            <text:p>147,96846342086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332.92056" calcext:value-type="float">
            <text:p>1650017332,92056</text:p>
          </table:table-cell>
          <table:table-cell table:formula="of:=[.A74]-[.$A$2]" office:value-type="float" office:value="150.023746728897" calcext:value-type="float">
            <text:p>150,023746728897</text:p>
          </table:table-cell>
          <table:table-cell office:value-type="float" office:value="59.5" calcext:value-type="float">
            <text:p>59,5</text:p>
          </table:table-cell>
          <table:table-cell office:value-type="float" office:value="3326" calcext:value-type="float">
            <text:p>3326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334.96114" calcext:value-type="float">
            <text:p>1650017334,96114</text:p>
          </table:table-cell>
          <table:table-cell table:formula="of:=[.A75]-[.$A$2]" office:value-type="float" office:value="152.064334154129" calcext:value-type="float">
            <text:p>152,06433415412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337.00917" calcext:value-type="float">
            <text:p>1650017337,00917</text:p>
          </table:table-cell>
          <table:table-cell table:formula="of:=[.A76]-[.$A$2]" office:value-type="float" office:value="154.112356185913" calcext:value-type="float">
            <text:p>154,11235618591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339.05722" calcext:value-type="float">
            <text:p>1650017339,05722</text:p>
          </table:table-cell>
          <table:table-cell table:formula="of:=[.A77]-[.$A$2]" office:value-type="float" office:value="156.160415410995" calcext:value-type="float">
            <text:p>156,16041541099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341.10447" calcext:value-type="float">
            <text:p>1650017341,10447</text:p>
          </table:table-cell>
          <table:table-cell table:formula="of:=[.A78]-[.$A$2]" office:value-type="float" office:value="158.207662343979" calcext:value-type="float">
            <text:p>158,20766234397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343.15342" calcext:value-type="float">
            <text:p>1650017343,15342</text:p>
          </table:table-cell>
          <table:table-cell table:formula="of:=[.A79]-[.$A$2]" office:value-type="float" office:value="160.256610870361" calcext:value-type="float">
            <text:p>160,25661087036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345.20117" calcext:value-type="float">
            <text:p>1650017345,20117</text:p>
          </table:table-cell>
          <table:table-cell table:formula="of:=[.A80]-[.$A$2]" office:value-type="float" office:value="162.3043653965" calcext:value-type="float">
            <text:p>162,304365396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347.24918" calcext:value-type="float">
            <text:p>1650017347,24918</text:p>
          </table:table-cell>
          <table:table-cell table:formula="of:=[.A81]-[.$A$2]" office:value-type="float" office:value="164.352370977402" calcext:value-type="float">
            <text:p>164,35237097740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349.29716" calcext:value-type="float">
            <text:p>1650017349,29716</text:p>
          </table:table-cell>
          <table:table-cell table:formula="of:=[.A82]-[.$A$2]" office:value-type="float" office:value="166.400346279144" calcext:value-type="float">
            <text:p>166,40034627914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50017351.34515" calcext:value-type="float">
            <text:p>1650017351,34515</text:p>
          </table:table-cell>
          <table:table-cell table:formula="of:=[.A83]-[.$A$2]" office:value-type="float" office:value="168.448339223862" calcext:value-type="float">
            <text:p>168,44833922386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353.39312" calcext:value-type="float">
            <text:p>1650017353,39312</text:p>
          </table:table-cell>
          <table:table-cell table:formula="of:=[.A84]-[.$A$2]" office:value-type="float" office:value="170.496309041977" calcext:value-type="float">
            <text:p>170,49630904197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355.44113" calcext:value-type="float">
            <text:p>1650017355,44113</text:p>
          </table:table-cell>
          <table:table-cell table:formula="of:=[.A85]-[.$A$2]" office:value-type="float" office:value="172.544318914413" calcext:value-type="float">
            <text:p>172,54431891441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357.48932" calcext:value-type="float">
            <text:p>1650017357,48932</text:p>
          </table:table-cell>
          <table:table-cell table:formula="of:=[.A86]-[.$A$2]" office:value-type="float" office:value="174.592512607574" calcext:value-type="float">
            <text:p>174,59251260757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359.53662" calcext:value-type="float">
            <text:p>1650017359,53662</text:p>
          </table:table-cell>
          <table:table-cell table:formula="of:=[.A87]-[.$A$2]" office:value-type="float" office:value="176.639811992645" calcext:value-type="float">
            <text:p>176,63981199264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361.58822" calcext:value-type="float">
            <text:p>1650017361,58822</text:p>
          </table:table-cell>
          <table:table-cell table:formula="of:=[.A88]-[.$A$2]" office:value-type="float" office:value="178.691411018372" calcext:value-type="float">
            <text:p>178,69141101837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363.63352" calcext:value-type="float">
            <text:p>1650017363,63352</text:p>
          </table:table-cell>
          <table:table-cell table:formula="of:=[.A89]-[.$A$2]" office:value-type="float" office:value="180.736708402634" calcext:value-type="float">
            <text:p>180,73670840263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365.68161" calcext:value-type="float">
            <text:p>1650017365,68161</text:p>
          </table:table-cell>
          <table:table-cell table:formula="of:=[.A90]-[.$A$2]" office:value-type="float" office:value="182.784798145294" calcext:value-type="float">
            <text:p>182,78479814529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367.7307" calcext:value-type="float">
            <text:p>1650017367,7307</text:p>
          </table:table-cell>
          <table:table-cell table:formula="of:=[.A91]-[.$A$2]" office:value-type="float" office:value="184.833886861801" calcext:value-type="float">
            <text:p>184,83388686180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369.78057" calcext:value-type="float">
            <text:p>1650017369,78057</text:p>
          </table:table-cell>
          <table:table-cell table:formula="of:=[.A92]-[.$A$2]" office:value-type="float" office:value="186.883764982224" calcext:value-type="float">
            <text:p>186,88376498222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371.82603" calcext:value-type="float">
            <text:p>1650017371,82603</text:p>
          </table:table-cell>
          <table:table-cell table:formula="of:=[.A93]-[.$A$2]" office:value-type="float" office:value="188.929219722748" calcext:value-type="float">
            <text:p>188,92921972274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373.87318" calcext:value-type="float">
            <text:p>1650017373,87318</text:p>
          </table:table-cell>
          <table:table-cell table:formula="of:=[.A94]-[.$A$2]" office:value-type="float" office:value="190.9763712883" calcext:value-type="float">
            <text:p>190,976371288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375.92125" calcext:value-type="float">
            <text:p>1650017375,92125</text:p>
          </table:table-cell>
          <table:table-cell table:formula="of:=[.A95]-[.$A$2]" office:value-type="float" office:value="193.024443149567" calcext:value-type="float">
            <text:p>193,02444314956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377.96905" calcext:value-type="float">
            <text:p>1650017377,96905</text:p>
          </table:table-cell>
          <table:table-cell table:formula="of:=[.A96]-[.$A$2]" office:value-type="float" office:value="195.072239160538" calcext:value-type="float">
            <text:p>195,07223916053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380.01713" calcext:value-type="float">
            <text:p>1650017380,01713</text:p>
          </table:table-cell>
          <table:table-cell table:formula="of:=[.A97]-[.$A$2]" office:value-type="float" office:value="197.120320320129" calcext:value-type="float">
            <text:p>197,12032032012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382.06549" calcext:value-type="float">
            <text:p>1650017382,06549</text:p>
          </table:table-cell>
          <table:table-cell table:formula="of:=[.A98]-[.$A$2]" office:value-type="float" office:value="199.1686835289" calcext:value-type="float">
            <text:p>199,168683528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384.11308" calcext:value-type="float">
            <text:p>1650017384,11308</text:p>
          </table:table-cell>
          <table:table-cell table:formula="of:=[.A99]-[.$A$2]" office:value-type="float" office:value="201.216271877289" calcext:value-type="float">
            <text:p>201,21627187728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386.16139" calcext:value-type="float">
            <text:p>1650017386,16139</text:p>
          </table:table-cell>
          <table:table-cell table:formula="of:=[.A100]-[.$A$2]" office:value-type="float" office:value="203.264583110809" calcext:value-type="float">
            <text:p>203,26458311080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388.20925" calcext:value-type="float">
            <text:p>1650017388,20925</text:p>
          </table:table-cell>
          <table:table-cell table:formula="of:=[.A101]-[.$A$2]" office:value-type="float" office:value="205.312439680099" calcext:value-type="float">
            <text:p>205,31243968009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390.25656" calcext:value-type="float">
            <text:p>1650017390,25656</text:p>
          </table:table-cell>
          <table:table-cell table:formula="of:=[.A102]-[.$A$2]" office:value-type="float" office:value="207.359751939774" calcext:value-type="float">
            <text:p>207,35975193977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392.30438" calcext:value-type="float">
            <text:p>1650017392,30438</text:p>
          </table:table-cell>
          <table:table-cell table:formula="of:=[.A103]-[.$A$2]" office:value-type="float" office:value="209.407568454742" calcext:value-type="float">
            <text:p>209,40756845474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394.35342" calcext:value-type="float">
            <text:p>1650017394,35342</text:p>
          </table:table-cell>
          <table:table-cell table:formula="of:=[.A104]-[.$A$2]" office:value-type="float" office:value="211.456611871719" calcext:value-type="float">
            <text:p>211,45661187171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396.40115" calcext:value-type="float">
            <text:p>1650017396,40115</text:p>
          </table:table-cell>
          <table:table-cell table:formula="of:=[.A105]-[.$A$2]" office:value-type="float" office:value="213.504336833954" calcext:value-type="float">
            <text:p>213,50433683395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398.44858" calcext:value-type="float">
            <text:p>1650017398,44858</text:p>
          </table:table-cell>
          <table:table-cell table:formula="of:=[.A106]-[.$A$2]" office:value-type="float" office:value="215.551771402359" calcext:value-type="float">
            <text:p>215,55177140235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00.49723" calcext:value-type="float">
            <text:p>1650017400,49723</text:p>
          </table:table-cell>
          <table:table-cell table:formula="of:=[.A107]-[.$A$2]" office:value-type="float" office:value="217.600420951843" calcext:value-type="float">
            <text:p>217,60042095184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402.54558" calcext:value-type="float">
            <text:p>1650017402,54558</text:p>
          </table:table-cell>
          <table:table-cell table:formula="of:=[.A108]-[.$A$2]" office:value-type="float" office:value="219.648769378662" calcext:value-type="float">
            <text:p>219,64876937866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05.10461" calcext:value-type="float">
            <text:p>1650017405,10461</text:p>
          </table:table-cell>
          <table:table-cell table:formula="of:=[.A109]-[.$A$2]" office:value-type="float" office:value="222.207796812057" calcext:value-type="float">
            <text:p>222,20779681205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07.15249" calcext:value-type="float">
            <text:p>1650017407,15249</text:p>
          </table:table-cell>
          <table:table-cell table:formula="of:=[.A110]-[.$A$2]" office:value-type="float" office:value="224.255681276321" calcext:value-type="float">
            <text:p>224,25568127632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09.20122" calcext:value-type="float">
            <text:p>1650017409,20122</text:p>
          </table:table-cell>
          <table:table-cell table:formula="of:=[.A111]-[.$A$2]" office:value-type="float" office:value="226.304411649704" calcext:value-type="float">
            <text:p>226,30441164970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11.24869" calcext:value-type="float">
            <text:p>1650017411,24869</text:p>
          </table:table-cell>
          <table:table-cell table:formula="of:=[.A112]-[.$A$2]" office:value-type="float" office:value="228.35187959671" calcext:value-type="float">
            <text:p>228,3518795967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13.29677" calcext:value-type="float">
            <text:p>1650017413,29677</text:p>
          </table:table-cell>
          <table:table-cell table:formula="of:=[.A113]-[.$A$2]" office:value-type="float" office:value="230.399958848953" calcext:value-type="float">
            <text:p>230,39995884895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415.34473" calcext:value-type="float">
            <text:p>1650017415,34473</text:p>
          </table:table-cell>
          <table:table-cell table:formula="of:=[.A114]-[.$A$2]" office:value-type="float" office:value="232.44791841507" calcext:value-type="float">
            <text:p>232,4479184150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17.39281" calcext:value-type="float">
            <text:p>1650017417,39281</text:p>
          </table:table-cell>
          <table:table-cell table:formula="of:=[.A115]-[.$A$2]" office:value-type="float" office:value="234.496003627777" calcext:value-type="float">
            <text:p>234,49600362777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19.44078" calcext:value-type="float">
            <text:p>1650017419,44078</text:p>
          </table:table-cell>
          <table:table-cell table:formula="of:=[.A116]-[.$A$2]" office:value-type="float" office:value="236.543970823288" calcext:value-type="float">
            <text:p>236,54397082328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421.48949" calcext:value-type="float">
            <text:p>1650017421,48949</text:p>
          </table:table-cell>
          <table:table-cell table:formula="of:=[.A117]-[.$A$2]" office:value-type="float" office:value="238.592681407928" calcext:value-type="float">
            <text:p>238,59268140792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23.53714" calcext:value-type="float">
            <text:p>1650017423,53714</text:p>
          </table:table-cell>
          <table:table-cell table:formula="of:=[.A118]-[.$A$2]" office:value-type="float" office:value="240.640329360962" calcext:value-type="float">
            <text:p>240,64032936096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425.58495" calcext:value-type="float">
            <text:p>1650017425,58495</text:p>
          </table:table-cell>
          <table:table-cell table:formula="of:=[.A119]-[.$A$2]" office:value-type="float" office:value="242.688138246536" calcext:value-type="float">
            <text:p>242,68813824653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27.63298" calcext:value-type="float">
            <text:p>1650017427,63298</text:p>
          </table:table-cell>
          <table:table-cell table:formula="of:=[.A120]-[.$A$2]" office:value-type="float" office:value="244.736175298691" calcext:value-type="float">
            <text:p>244,73617529869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29.68102" calcext:value-type="float">
            <text:p>1650017429,68102</text:p>
          </table:table-cell>
          <table:table-cell table:formula="of:=[.A121]-[.$A$2]" office:value-type="float" office:value="246.784212827682" calcext:value-type="float">
            <text:p>246,78421282768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31.72904" calcext:value-type="float">
            <text:p>1650017431,72904</text:p>
          </table:table-cell>
          <table:table-cell table:formula="of:=[.A122]-[.$A$2]" office:value-type="float" office:value="248.832227230072" calcext:value-type="float">
            <text:p>248,83222723007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33.77666" calcext:value-type="float">
            <text:p>1650017433,77666</text:p>
          </table:table-cell>
          <table:table-cell table:formula="of:=[.A123]-[.$A$2]" office:value-type="float" office:value="250.879849672318" calcext:value-type="float">
            <text:p>250,87984967231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35.82511" calcext:value-type="float">
            <text:p>1650017435,82511</text:p>
          </table:table-cell>
          <table:table-cell table:formula="of:=[.A124]-[.$A$2]" office:value-type="float" office:value="252.92829990387" calcext:value-type="float">
            <text:p>252,9282999038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37.87239" calcext:value-type="float">
            <text:p>1650017437,87239</text:p>
          </table:table-cell>
          <table:table-cell table:formula="of:=[.A125]-[.$A$2]" office:value-type="float" office:value="254.975584983826" calcext:value-type="float">
            <text:p>254,97558498382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39.92112" calcext:value-type="float">
            <text:p>1650017439,92112</text:p>
          </table:table-cell>
          <table:table-cell table:formula="of:=[.A126]-[.$A$2]" office:value-type="float" office:value="257.024311542511" calcext:value-type="float">
            <text:p>257,02431154251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441.96943" calcext:value-type="float">
            <text:p>1650017441,96943</text:p>
          </table:table-cell>
          <table:table-cell table:formula="of:=[.A127]-[.$A$2]" office:value-type="float" office:value="259.072625875473" calcext:value-type="float">
            <text:p>259,07262587547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44.01703" calcext:value-type="float">
            <text:p>1650017444,01703</text:p>
          </table:table-cell>
          <table:table-cell table:formula="of:=[.A128]-[.$A$2]" office:value-type="float" office:value="261.120223045349" calcext:value-type="float">
            <text:p>261,12022304534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446.0646" calcext:value-type="float">
            <text:p>1650017446,0646</text:p>
          </table:table-cell>
          <table:table-cell table:formula="of:=[.A129]-[.$A$2]" office:value-type="float" office:value="263.167789936066" calcext:value-type="float">
            <text:p>263,16778993606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48.11304" calcext:value-type="float">
            <text:p>1650017448,11304</text:p>
          </table:table-cell>
          <table:table-cell table:formula="of:=[.A130]-[.$A$2]" office:value-type="float" office:value="265.21622633934" calcext:value-type="float">
            <text:p>265,2162263393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50.16258" calcext:value-type="float">
            <text:p>1650017450,16258</text:p>
          </table:table-cell>
          <table:table-cell table:formula="of:=[.A131]-[.$A$2]" office:value-type="float" office:value="267.265769720077" calcext:value-type="float">
            <text:p>267,26576972007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52.20937" calcext:value-type="float">
            <text:p>1650017452,20937</text:p>
          </table:table-cell>
          <table:table-cell table:formula="of:=[.A132]-[.$A$2]" office:value-type="float" office:value="269.312564373016" calcext:value-type="float">
            <text:p>269,31256437301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54.25747" calcext:value-type="float">
            <text:p>1650017454,25747</text:p>
          </table:table-cell>
          <table:table-cell table:formula="of:=[.A133]-[.$A$2]" office:value-type="float" office:value="271.360656499863" calcext:value-type="float">
            <text:p>271,36065649986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56.30514" calcext:value-type="float">
            <text:p>1650017456,30514</text:p>
          </table:table-cell>
          <table:table-cell table:formula="of:=[.A134]-[.$A$2]" office:value-type="float" office:value="273.40833067894" calcext:value-type="float">
            <text:p>273,4083306789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58.35256" calcext:value-type="float">
            <text:p>1650017458,35256</text:p>
          </table:table-cell>
          <table:table-cell table:formula="of:=[.A135]-[.$A$2]" office:value-type="float" office:value="275.455752849579" calcext:value-type="float">
            <text:p>275,45575284957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460.4013" calcext:value-type="float">
            <text:p>1650017460,4013</text:p>
          </table:table-cell>
          <table:table-cell table:formula="of:=[.A136]-[.$A$2]" office:value-type="float" office:value="277.50448679924" calcext:value-type="float">
            <text:p>277,5044867992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62.44916" calcext:value-type="float">
            <text:p>1650017462,44916</text:p>
          </table:table-cell>
          <table:table-cell table:formula="of:=[.A137]-[.$A$2]" office:value-type="float" office:value="279.552346229553" calcext:value-type="float">
            <text:p>279,55234622955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464.49716" calcext:value-type="float">
            <text:p>1650017464,49716</text:p>
          </table:table-cell>
          <table:table-cell table:formula="of:=[.A138]-[.$A$2]" office:value-type="float" office:value="281.600349187851" calcext:value-type="float">
            <text:p>281,60034918785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66.54512" calcext:value-type="float">
            <text:p>1650017466,54512</text:p>
          </table:table-cell>
          <table:table-cell table:formula="of:=[.A139]-[.$A$2]" office:value-type="float" office:value="283.648309707642" calcext:value-type="float">
            <text:p>283,64830970764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468.59319" calcext:value-type="float">
            <text:p>1650017468,59319</text:p>
          </table:table-cell>
          <table:table-cell table:formula="of:=[.A140]-[.$A$2]" office:value-type="float" office:value="285.696382045746" calcext:value-type="float">
            <text:p>285,69638204574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70.64079" calcext:value-type="float">
            <text:p>1650017470,64079</text:p>
          </table:table-cell>
          <table:table-cell table:formula="of:=[.A141]-[.$A$2]" office:value-type="float" office:value="287.743984699249" calcext:value-type="float">
            <text:p>287,74398469924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72.68925" calcext:value-type="float">
            <text:p>1650017472,68925</text:p>
          </table:table-cell>
          <table:table-cell table:formula="of:=[.A142]-[.$A$2]" office:value-type="float" office:value="289.792437076569" calcext:value-type="float">
            <text:p>289,79243707656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474.73722" calcext:value-type="float">
            <text:p>1650017474,73722</text:p>
          </table:table-cell>
          <table:table-cell table:formula="of:=[.A143]-[.$A$2]" office:value-type="float" office:value="291.840406656265" calcext:value-type="float">
            <text:p>291,84040665626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76.78512" calcext:value-type="float">
            <text:p>1650017476,78512</text:p>
          </table:table-cell>
          <table:table-cell table:formula="of:=[.A144]-[.$A$2]" office:value-type="float" office:value="293.888311386108" calcext:value-type="float">
            <text:p>293,88831138610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78.83288" calcext:value-type="float">
            <text:p>1650017478,83288</text:p>
          </table:table-cell>
          <table:table-cell table:formula="of:=[.A145]-[.$A$2]" office:value-type="float" office:value="295.936069726944" calcext:value-type="float">
            <text:p>295,93606972694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80.88112" calcext:value-type="float">
            <text:p>1650017480,88112</text:p>
          </table:table-cell>
          <table:table-cell table:formula="of:=[.A146]-[.$A$2]" office:value-type="float" office:value="297.984309434891" calcext:value-type="float">
            <text:p>297,98430943489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82.92913" calcext:value-type="float">
            <text:p>1650017482,92913</text:p>
          </table:table-cell>
          <table:table-cell table:formula="of:=[.A147]-[.$A$2]" office:value-type="float" office:value="300.032322883606" calcext:value-type="float">
            <text:p>300,03232288360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84.97713" calcext:value-type="float">
            <text:p>1650017484,97713</text:p>
          </table:table-cell>
          <table:table-cell table:formula="of:=[.A148]-[.$A$2]" office:value-type="float" office:value="302.080323219299" calcext:value-type="float">
            <text:p>302,08032321929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487.02499" calcext:value-type="float">
            <text:p>1650017487,02499</text:p>
          </table:table-cell>
          <table:table-cell table:formula="of:=[.A149]-[.$A$2]" office:value-type="float" office:value="304.128185033798" calcext:value-type="float">
            <text:p>304,128185033798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489.07356" calcext:value-type="float">
            <text:p>1650017489,07356</text:p>
          </table:table-cell>
          <table:table-cell table:formula="of:=[.A150]-[.$A$2]" office:value-type="float" office:value="306.176747560501" calcext:value-type="float">
            <text:p>306,17674756050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91.12235" calcext:value-type="float">
            <text:p>1650017491,12235</text:p>
          </table:table-cell>
          <table:table-cell table:formula="of:=[.A151]-[.$A$2]" office:value-type="float" office:value="308.225543498993" calcext:value-type="float">
            <text:p>308,22554349899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93.1689" calcext:value-type="float">
            <text:p>1650017493,1689</text:p>
          </table:table-cell>
          <table:table-cell table:formula="of:=[.A152]-[.$A$2]" office:value-type="float" office:value="310.272089004517" calcext:value-type="float">
            <text:p>310,27208900451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495.21654" calcext:value-type="float">
            <text:p>1650017495,21654</text:p>
          </table:table-cell>
          <table:table-cell table:formula="of:=[.A153]-[.$A$2]" office:value-type="float" office:value="312.31972694397" calcext:value-type="float">
            <text:p>312,3197269439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497.26495" calcext:value-type="float">
            <text:p>1650017497,26495</text:p>
          </table:table-cell>
          <table:table-cell table:formula="of:=[.A154]-[.$A$2]" office:value-type="float" office:value="314.368137359619" calcext:value-type="float">
            <text:p>314,36813735961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50017499.31338" calcext:value-type="float">
            <text:p>1650017499,31338</text:p>
          </table:table-cell>
          <table:table-cell table:formula="of:=[.A155]-[.$A$2]" office:value-type="float" office:value="316.416568517685" calcext:value-type="float">
            <text:p>316,41656851768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501.36142" calcext:value-type="float">
            <text:p>1650017501,36142</text:p>
          </table:table-cell>
          <table:table-cell table:formula="of:=[.A156]-[.$A$2]" office:value-type="float" office:value="318.46461558342" calcext:value-type="float">
            <text:p>318,4646155834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03.40912" calcext:value-type="float">
            <text:p>1650017503,40912</text:p>
          </table:table-cell>
          <table:table-cell table:formula="of:=[.A157]-[.$A$2]" office:value-type="float" office:value="320.512313365936" calcext:value-type="float">
            <text:p>320,51231336593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505.45893" calcext:value-type="float">
            <text:p>1650017505,45893</text:p>
          </table:table-cell>
          <table:table-cell table:formula="of:=[.A158]-[.$A$2]" office:value-type="float" office:value="322.562125444412" calcext:value-type="float">
            <text:p>322,56212544441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07.50513" calcext:value-type="float">
            <text:p>1650017507,50513</text:p>
          </table:table-cell>
          <table:table-cell table:formula="of:=[.A159]-[.$A$2]" office:value-type="float" office:value="324.60832118988" calcext:value-type="float">
            <text:p>324,6083211898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509.5593" calcext:value-type="float">
            <text:p>1650017509,5593</text:p>
          </table:table-cell>
          <table:table-cell table:formula="of:=[.A160]-[.$A$2]" office:value-type="float" office:value="326.662491321564" calcext:value-type="float">
            <text:p>326,66249132156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11.60029" calcext:value-type="float">
            <text:p>1650017511,60029</text:p>
          </table:table-cell>
          <table:table-cell table:formula="of:=[.A161]-[.$A$2]" office:value-type="float" office:value="328.703485488892" calcext:value-type="float">
            <text:p>328,70348548889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513.64832" calcext:value-type="float">
            <text:p>1650017513,64832</text:p>
          </table:table-cell>
          <table:table-cell table:formula="of:=[.A162]-[.$A$2]" office:value-type="float" office:value="330.751513004303" calcext:value-type="float">
            <text:p>330,75151300430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515.69725" calcext:value-type="float">
            <text:p>1650017515,69725</text:p>
          </table:table-cell>
          <table:table-cell table:formula="of:=[.A163]-[.$A$2]" office:value-type="float" office:value="332.800442457199" calcext:value-type="float">
            <text:p>332,80044245719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17.74608" calcext:value-type="float">
            <text:p>1650017517,74608</text:p>
          </table:table-cell>
          <table:table-cell table:formula="of:=[.A164]-[.$A$2]" office:value-type="float" office:value="334.849271535873" calcext:value-type="float">
            <text:p>334,84927153587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19.79245" calcext:value-type="float">
            <text:p>1650017519,79245</text:p>
          </table:table-cell>
          <table:table-cell table:formula="of:=[.A165]-[.$A$2]" office:value-type="float" office:value="336.895640134811" calcext:value-type="float">
            <text:p>336,89564013481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521.84067" calcext:value-type="float">
            <text:p>1650017521,84067</text:p>
          </table:table-cell>
          <table:table-cell table:formula="of:=[.A166]-[.$A$2]" office:value-type="float" office:value="338.943864107132" calcext:value-type="float">
            <text:p>338,94386410713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23.88925" calcext:value-type="float">
            <text:p>1650017523,88925</text:p>
          </table:table-cell>
          <table:table-cell table:formula="of:=[.A167]-[.$A$2]" office:value-type="float" office:value="340.992438554764" calcext:value-type="float">
            <text:p>340,99243855476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25.93648" calcext:value-type="float">
            <text:p>1650017525,93648</text:p>
          </table:table-cell>
          <table:table-cell table:formula="of:=[.A168]-[.$A$2]" office:value-type="float" office:value="343.039670228958" calcext:value-type="float">
            <text:p>343,03967022895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527.98488" calcext:value-type="float">
            <text:p>1650017527,98488</text:p>
          </table:table-cell>
          <table:table-cell table:formula="of:=[.A169]-[.$A$2]" office:value-type="float" office:value="345.088073968887" calcext:value-type="float">
            <text:p>345,08807396888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30.03411" calcext:value-type="float">
            <text:p>1650017530,03411</text:p>
          </table:table-cell>
          <table:table-cell table:formula="of:=[.A170]-[.$A$2]" office:value-type="float" office:value="347.1373026371" calcext:value-type="float">
            <text:p>347,137302637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32.08261" calcext:value-type="float">
            <text:p>1650017532,08261</text:p>
          </table:table-cell>
          <table:table-cell table:formula="of:=[.A171]-[.$A$2]" office:value-type="float" office:value="349.185804605484" calcext:value-type="float">
            <text:p>349,18580460548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34.13042" calcext:value-type="float">
            <text:p>1650017534,13042</text:p>
          </table:table-cell>
          <table:table-cell table:formula="of:=[.A172]-[.$A$2]" office:value-type="float" office:value="351.233607530594" calcext:value-type="float">
            <text:p>351,23360753059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36.17693" calcext:value-type="float">
            <text:p>1650017536,17693</text:p>
          </table:table-cell>
          <table:table-cell table:formula="of:=[.A173]-[.$A$2]" office:value-type="float" office:value="353.280120134354" calcext:value-type="float">
            <text:p>353,28012013435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38.22435" calcext:value-type="float">
            <text:p>1650017538,22435</text:p>
          </table:table-cell>
          <table:table-cell table:formula="of:=[.A174]-[.$A$2]" office:value-type="float" office:value="355.327541589737" calcext:value-type="float">
            <text:p>355,32754158973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40.27323" calcext:value-type="float">
            <text:p>1650017540,27323</text:p>
          </table:table-cell>
          <table:table-cell table:formula="of:=[.A175]-[.$A$2]" office:value-type="float" office:value="357.376418352127" calcext:value-type="float">
            <text:p>357,37641835212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42.32103" calcext:value-type="float">
            <text:p>1650017542,32103</text:p>
          </table:table-cell>
          <table:table-cell table:formula="of:=[.A176]-[.$A$2]" office:value-type="float" office:value="359.42421913147" calcext:value-type="float">
            <text:p>359,4242191314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44.36908" calcext:value-type="float">
            <text:p>1650017544,36908</text:p>
          </table:table-cell>
          <table:table-cell table:formula="of:=[.A177]-[.$A$2]" office:value-type="float" office:value="361.47226691246" calcext:value-type="float">
            <text:p>361,4722669124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46.41621" calcext:value-type="float">
            <text:p>1650017546,41621</text:p>
          </table:table-cell>
          <table:table-cell table:formula="of:=[.A178]-[.$A$2]" office:value-type="float" office:value="363.519397974014" calcext:value-type="float">
            <text:p>363,51939797401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48.46507" calcext:value-type="float">
            <text:p>1650017548,46507</text:p>
          </table:table-cell>
          <table:table-cell table:formula="of:=[.A179]-[.$A$2]" office:value-type="float" office:value="365.568261146545" calcext:value-type="float">
            <text:p>365,56826114654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550.5165" calcext:value-type="float">
            <text:p>1650017550,5165</text:p>
          </table:table-cell>
          <table:table-cell table:formula="of:=[.A180]-[.$A$2]" office:value-type="float" office:value="367.619696140289" calcext:value-type="float">
            <text:p>367,61969614028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552.5606" calcext:value-type="float">
            <text:p>1650017552,5606</text:p>
          </table:table-cell>
          <table:table-cell table:formula="of:=[.A181]-[.$A$2]" office:value-type="float" office:value="369.663789987564" calcext:value-type="float">
            <text:p>369,66378998756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54.6087" calcext:value-type="float">
            <text:p>1650017554,6087</text:p>
          </table:table-cell>
          <table:table-cell table:formula="of:=[.A182]-[.$A$2]" office:value-type="float" office:value="371.711891889572" calcext:value-type="float">
            <text:p>371,71189188957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556.65708" calcext:value-type="float">
            <text:p>1650017556,65708</text:p>
          </table:table-cell>
          <table:table-cell table:formula="of:=[.A183]-[.$A$2]" office:value-type="float" office:value="373.760275125504" calcext:value-type="float">
            <text:p>373,76027512550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58.70513" calcext:value-type="float">
            <text:p>1650017558,70513</text:p>
          </table:table-cell>
          <table:table-cell table:formula="of:=[.A184]-[.$A$2]" office:value-type="float" office:value="375.808322906494" calcext:value-type="float">
            <text:p>375,80832290649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60.75339" calcext:value-type="float">
            <text:p>1650017560,75339</text:p>
          </table:table-cell>
          <table:table-cell table:formula="of:=[.A185]-[.$A$2]" office:value-type="float" office:value="377.85657954216" calcext:value-type="float">
            <text:p>377,8565795421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562.80145" calcext:value-type="float">
            <text:p>1650017562,80145</text:p>
          </table:table-cell>
          <table:table-cell table:formula="of:=[.A186]-[.$A$2]" office:value-type="float" office:value="379.904641866684" calcext:value-type="float">
            <text:p>379,90464186668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64.84921" calcext:value-type="float">
            <text:p>1650017564,84921</text:p>
          </table:table-cell>
          <table:table-cell table:formula="of:=[.A187]-[.$A$2]" office:value-type="float" office:value="381.952397823334" calcext:value-type="float">
            <text:p>381,95239782333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50017566.89764" calcext:value-type="float">
            <text:p>1650017566,89764</text:p>
          </table:table-cell>
          <table:table-cell table:formula="of:=[.A188]-[.$A$2]" office:value-type="float" office:value="384.000835180283" calcext:value-type="float">
            <text:p>384,00083518028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68.94533" calcext:value-type="float">
            <text:p>1650017568,94533</text:p>
          </table:table-cell>
          <table:table-cell table:formula="of:=[.A189]-[.$A$2]" office:value-type="float" office:value="386.048517942429" calcext:value-type="float">
            <text:p>386,04851794242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70.99345" calcext:value-type="float">
            <text:p>1650017570,99345</text:p>
          </table:table-cell>
          <table:table-cell table:formula="of:=[.A190]-[.$A$2]" office:value-type="float" office:value="388.096643447876" calcext:value-type="float">
            <text:p>388,09664344787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573.04154" calcext:value-type="float">
            <text:p>1650017573,04154</text:p>
          </table:table-cell>
          <table:table-cell table:formula="of:=[.A191]-[.$A$2]" office:value-type="float" office:value="390.144728899002" calcext:value-type="float">
            <text:p>390,14472889900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75.08933" calcext:value-type="float">
            <text:p>1650017575,08933</text:p>
          </table:table-cell>
          <table:table-cell table:formula="of:=[.A192]-[.$A$2]" office:value-type="float" office:value="392.192517757416" calcext:value-type="float">
            <text:p>392,19251775741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77.13757" calcext:value-type="float">
            <text:p>1650017577,13757</text:p>
          </table:table-cell>
          <table:table-cell table:formula="of:=[.A193]-[.$A$2]" office:value-type="float" office:value="394.240757703781" calcext:value-type="float">
            <text:p>394,24075770378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79.1851" calcext:value-type="float">
            <text:p>1650017579,1851</text:p>
          </table:table-cell>
          <table:table-cell table:formula="of:=[.A194]-[.$A$2]" office:value-type="float" office:value="396.28829574585" calcext:value-type="float">
            <text:p>396,2882957458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81.23281" calcext:value-type="float">
            <text:p>1650017581,23281</text:p>
          </table:table-cell>
          <table:table-cell table:formula="of:=[.A195]-[.$A$2]" office:value-type="float" office:value="398.336000442505" calcext:value-type="float">
            <text:p>398,33600044250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83.28074" calcext:value-type="float">
            <text:p>1650017583,28074</text:p>
          </table:table-cell>
          <table:table-cell table:formula="of:=[.A196]-[.$A$2]" office:value-type="float" office:value="400.383933544159" calcext:value-type="float">
            <text:p>400,38393354415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585.34147" calcext:value-type="float">
            <text:p>1650017585,34147</text:p>
          </table:table-cell>
          <table:table-cell table:formula="of:=[.A197]-[.$A$2]" office:value-type="float" office:value="402.444660902023" calcext:value-type="float">
            <text:p>402,44466090202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87.40332" calcext:value-type="float">
            <text:p>1650017587,40332</text:p>
          </table:table-cell>
          <table:table-cell table:formula="of:=[.A198]-[.$A$2]" office:value-type="float" office:value="404.506515741348" calcext:value-type="float">
            <text:p>404,50651574134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89.93735" calcext:value-type="float">
            <text:p>1650017589,93735</text:p>
          </table:table-cell>
          <table:table-cell table:formula="of:=[.A199]-[.$A$2]" office:value-type="float" office:value="407.040538311005" calcext:value-type="float">
            <text:p>407,04053831100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91.98563" calcext:value-type="float">
            <text:p>1650017591,98563</text:p>
          </table:table-cell>
          <table:table-cell table:formula="of:=[.A200]-[.$A$2]" office:value-type="float" office:value="409.08882188797" calcext:value-type="float">
            <text:p>409,0888218879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94.0338" calcext:value-type="float">
            <text:p>1650017594,0338</text:p>
          </table:table-cell>
          <table:table-cell table:formula="of:=[.A201]-[.$A$2]" office:value-type="float" office:value="411.136995315552" calcext:value-type="float">
            <text:p>411,13699531555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96.08147" calcext:value-type="float">
            <text:p>1650017596,08147</text:p>
          </table:table-cell>
          <table:table-cell table:formula="of:=[.A202]-[.$A$2]" office:value-type="float" office:value="413.18466591835" calcext:value-type="float">
            <text:p>413,1846659183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598.13264" calcext:value-type="float">
            <text:p>1650017598,13264</text:p>
          </table:table-cell>
          <table:table-cell table:formula="of:=[.A203]-[.$A$2]" office:value-type="float" office:value="415.23582816124" calcext:value-type="float">
            <text:p>415,2358281612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00.17716" calcext:value-type="float">
            <text:p>1650017600,17716</text:p>
          </table:table-cell>
          <table:table-cell table:formula="of:=[.A204]-[.$A$2]" office:value-type="float" office:value="417.28034901619" calcext:value-type="float">
            <text:p>417,2803490161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602.22579" calcext:value-type="float">
            <text:p>1650017602,22579</text:p>
          </table:table-cell>
          <table:table-cell table:formula="of:=[.A205]-[.$A$2]" office:value-type="float" office:value="419.328976631165" calcext:value-type="float">
            <text:p>419,32897663116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04.27407" calcext:value-type="float">
            <text:p>1650017604,27407</text:p>
          </table:table-cell>
          <table:table-cell table:formula="of:=[.A206]-[.$A$2]" office:value-type="float" office:value="421.377261161804" calcext:value-type="float">
            <text:p>421,37726116180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06.32389" calcext:value-type="float">
            <text:p>1650017606,32389</text:p>
          </table:table-cell>
          <table:table-cell table:formula="of:=[.A207]-[.$A$2]" office:value-type="float" office:value="423.427082777023" calcext:value-type="float">
            <text:p>423,42708277702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08.37041" calcext:value-type="float">
            <text:p>1650017608,37041</text:p>
          </table:table-cell>
          <table:table-cell table:formula="of:=[.A208]-[.$A$2]" office:value-type="float" office:value="425.473600149155" calcext:value-type="float">
            <text:p>425,47360014915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10.42746" calcext:value-type="float">
            <text:p>1650017610,42746</text:p>
          </table:table-cell>
          <table:table-cell table:formula="of:=[.A209]-[.$A$2]" office:value-type="float" office:value="427.530648231506" calcext:value-type="float">
            <text:p>427,53064823150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12.46585" calcext:value-type="float">
            <text:p>1650017612,46585</text:p>
          </table:table-cell>
          <table:table-cell table:formula="of:=[.A210]-[.$A$2]" office:value-type="float" office:value="429.569038152695" calcext:value-type="float">
            <text:p>429,56903815269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14.51388" calcext:value-type="float">
            <text:p>1650017614,51388</text:p>
          </table:table-cell>
          <table:table-cell table:formula="of:=[.A211]-[.$A$2]" office:value-type="float" office:value="431.617073535919" calcext:value-type="float">
            <text:p>431,617073535919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16.56184" calcext:value-type="float">
            <text:p>1650017616,56184</text:p>
          </table:table-cell>
          <table:table-cell table:formula="of:=[.A212]-[.$A$2]" office:value-type="float" office:value="433.66503572464" calcext:value-type="float">
            <text:p>433,6650357246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18.61033" calcext:value-type="float">
            <text:p>1650017618,61033</text:p>
          </table:table-cell>
          <table:table-cell table:formula="of:=[.A213]-[.$A$2]" office:value-type="float" office:value="435.7135181427" calcext:value-type="float">
            <text:p>435,713518142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620.65816" calcext:value-type="float">
            <text:p>1650017620,65816</text:p>
          </table:table-cell>
          <table:table-cell table:formula="of:=[.A214]-[.$A$2]" office:value-type="float" office:value="437.761346578598" calcext:value-type="float">
            <text:p>437,76134657859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22.70572" calcext:value-type="float">
            <text:p>1650017622,70572</text:p>
          </table:table-cell>
          <table:table-cell table:formula="of:=[.A215]-[.$A$2]" office:value-type="float" office:value="439.808910131455" calcext:value-type="float">
            <text:p>439,80891013145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24.75423" calcext:value-type="float">
            <text:p>1650017624,75423</text:p>
          </table:table-cell>
          <table:table-cell table:formula="of:=[.A216]-[.$A$2]" office:value-type="float" office:value="441.857424259186" calcext:value-type="float">
            <text:p>441,85742425918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26.80166" calcext:value-type="float">
            <text:p>1650017626,80166</text:p>
          </table:table-cell>
          <table:table-cell table:formula="of:=[.A217]-[.$A$2]" office:value-type="float" office:value="443.904852390289" calcext:value-type="float">
            <text:p>443,90485239028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28.84997" calcext:value-type="float">
            <text:p>1650017628,84997</text:p>
          </table:table-cell>
          <table:table-cell table:formula="of:=[.A218]-[.$A$2]" office:value-type="float" office:value="445.953159570694" calcext:value-type="float">
            <text:p>445,95315957069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30.89818" calcext:value-type="float">
            <text:p>1650017630,89818</text:p>
          </table:table-cell>
          <table:table-cell table:formula="of:=[.A219]-[.$A$2]" office:value-type="float" office:value="448.001366138458" calcext:value-type="float">
            <text:p>448,00136613845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632.94461" calcext:value-type="float">
            <text:p>1650017632,94461</text:p>
          </table:table-cell>
          <table:table-cell table:formula="of:=[.A220]-[.$A$2]" office:value-type="float" office:value="450.047796726227" calcext:value-type="float">
            <text:p>450,04779672622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34.99306" calcext:value-type="float">
            <text:p>1650017634,99306</text:p>
          </table:table-cell>
          <table:table-cell table:formula="of:=[.A221]-[.$A$2]" office:value-type="float" office:value="452.096252202988" calcext:value-type="float">
            <text:p>452,09625220298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37.04018" calcext:value-type="float">
            <text:p>1650017637,04018</text:p>
          </table:table-cell>
          <table:table-cell table:formula="of:=[.A222]-[.$A$2]" office:value-type="float" office:value="454.143368005753" calcext:value-type="float">
            <text:p>454,14336800575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39.08898" calcext:value-type="float">
            <text:p>1650017639,08898</text:p>
          </table:table-cell>
          <table:table-cell table:formula="of:=[.A223]-[.$A$2]" office:value-type="float" office:value="456.192175388336" calcext:value-type="float">
            <text:p>456,19217538833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41.14182" calcext:value-type="float">
            <text:p>1650017641,14182</text:p>
          </table:table-cell>
          <table:table-cell table:formula="of:=[.A224]-[.$A$2]" office:value-type="float" office:value="458.245015859604" calcext:value-type="float">
            <text:p>458,24501585960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43.18492" calcext:value-type="float">
            <text:p>1650017643,18492</text:p>
          </table:table-cell>
          <table:table-cell table:formula="of:=[.A225]-[.$A$2]" office:value-type="float" office:value="460.288107156754" calcext:value-type="float">
            <text:p>460,28810715675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45.23271" calcext:value-type="float">
            <text:p>1650017645,23271</text:p>
          </table:table-cell>
          <table:table-cell table:formula="of:=[.A226]-[.$A$2]" office:value-type="float" office:value="462.335904598236" calcext:value-type="float">
            <text:p>462,33590459823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47.28052" calcext:value-type="float">
            <text:p>1650017647,28052</text:p>
          </table:table-cell>
          <table:table-cell table:formula="of:=[.A227]-[.$A$2]" office:value-type="float" office:value="464.383707284927" calcext:value-type="float">
            <text:p>464,38370728492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49.32865" calcext:value-type="float">
            <text:p>1650017649,32865</text:p>
          </table:table-cell>
          <table:table-cell table:formula="of:=[.A228]-[.$A$2]" office:value-type="float" office:value="466.431840658188" calcext:value-type="float">
            <text:p>466,43184065818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51.37682" calcext:value-type="float">
            <text:p>1650017651,37682</text:p>
          </table:table-cell>
          <table:table-cell table:formula="of:=[.A229]-[.$A$2]" office:value-type="float" office:value="468.480009317398" calcext:value-type="float">
            <text:p>468,48000931739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53.42501" calcext:value-type="float">
            <text:p>1650017653,42501</text:p>
          </table:table-cell>
          <table:table-cell table:formula="of:=[.A230]-[.$A$2]" office:value-type="float" office:value="470.528200149536" calcext:value-type="float">
            <text:p>470,52820014953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55.47213" calcext:value-type="float">
            <text:p>1650017655,47213</text:p>
          </table:table-cell>
          <table:table-cell table:formula="of:=[.A231]-[.$A$2]" office:value-type="float" office:value="472.575325012207" calcext:value-type="float">
            <text:p>472,57532501220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57.52094" calcext:value-type="float">
            <text:p>1650017657,52094</text:p>
          </table:table-cell>
          <table:table-cell table:formula="of:=[.A232]-[.$A$2]" office:value-type="float" office:value="474.624126672745" calcext:value-type="float">
            <text:p>474,62412667274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59.56892" calcext:value-type="float">
            <text:p>1650017659,56892</text:p>
          </table:table-cell>
          <table:table-cell table:formula="of:=[.A233]-[.$A$2]" office:value-type="float" office:value="476.672115325928" calcext:value-type="float">
            <text:p>476,67211532592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61.61696" calcext:value-type="float">
            <text:p>1650017661,61696</text:p>
          </table:table-cell>
          <table:table-cell table:formula="of:=[.A234]-[.$A$2]" office:value-type="float" office:value="478.720154285431" calcext:value-type="float">
            <text:p>478,72015428543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63.66478" calcext:value-type="float">
            <text:p>1650017663,66478</text:p>
          </table:table-cell>
          <table:table-cell table:formula="of:=[.A235]-[.$A$2]" office:value-type="float" office:value="480.767970085144" calcext:value-type="float">
            <text:p>480,76797008514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665.71274" calcext:value-type="float">
            <text:p>1650017665,71274</text:p>
          </table:table-cell>
          <table:table-cell table:formula="of:=[.A236]-[.$A$2]" office:value-type="float" office:value="482.815932273865" calcext:value-type="float">
            <text:p>482,81593227386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67.76" calcext:value-type="float">
            <text:p>1650017667,76</text:p>
          </table:table-cell>
          <table:table-cell table:formula="of:=[.A237]-[.$A$2]" office:value-type="float" office:value="484.863194942474" calcext:value-type="float">
            <text:p>484,86319494247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69.80846" calcext:value-type="float">
            <text:p>1650017669,80846</text:p>
          </table:table-cell>
          <table:table-cell table:formula="of:=[.A238]-[.$A$2]" office:value-type="float" office:value="486.911650180817" calcext:value-type="float">
            <text:p>486,91165018081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71.8568" calcext:value-type="float">
            <text:p>1650017671,8568</text:p>
          </table:table-cell>
          <table:table-cell table:formula="of:=[.A239]-[.$A$2]" office:value-type="float" office:value="488.959990262985" calcext:value-type="float">
            <text:p>488,95999026298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73.90426" calcext:value-type="float">
            <text:p>1650017673,90426</text:p>
          </table:table-cell>
          <table:table-cell table:formula="of:=[.A240]-[.$A$2]" office:value-type="float" office:value="491.007448673248" calcext:value-type="float">
            <text:p>491,00744867324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675.95223" calcext:value-type="float">
            <text:p>1650017675,95223</text:p>
          </table:table-cell>
          <table:table-cell table:formula="of:=[.A241]-[.$A$2]" office:value-type="float" office:value="493.055419206619" calcext:value-type="float">
            <text:p>493,05541920661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78.00066" calcext:value-type="float">
            <text:p>1650017678,00066</text:p>
          </table:table-cell>
          <table:table-cell table:formula="of:=[.A242]-[.$A$2]" office:value-type="float" office:value="495.103846311569" calcext:value-type="float">
            <text:p>495,10384631156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80.05102" calcext:value-type="float">
            <text:p>1650017680,05102</text:p>
          </table:table-cell>
          <table:table-cell table:formula="of:=[.A243]-[.$A$2]" office:value-type="float" office:value="497.154215097427" calcext:value-type="float">
            <text:p>497,15421509742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82.09694" calcext:value-type="float">
            <text:p>1650017682,09694</text:p>
          </table:table-cell>
          <table:table-cell table:formula="of:=[.A244]-[.$A$2]" office:value-type="float" office:value="499.200126886368" calcext:value-type="float">
            <text:p>499,20012688636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84.14499" calcext:value-type="float">
            <text:p>1650017684,14499</text:p>
          </table:table-cell>
          <table:table-cell table:formula="of:=[.A245]-[.$A$2]" office:value-type="float" office:value="501.248184919357" calcext:value-type="float">
            <text:p>501,24818491935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86.2139" calcext:value-type="float">
            <text:p>1650017686,2139</text:p>
          </table:table-cell>
          <table:table-cell table:formula="of:=[.A246]-[.$A$2]" office:value-type="float" office:value="503.317089319229" calcext:value-type="float">
            <text:p>503,31708931922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88.75295" calcext:value-type="float">
            <text:p>1650017688,75295</text:p>
          </table:table-cell>
          <table:table-cell table:formula="of:=[.A247]-[.$A$2]" office:value-type="float" office:value="505.856141805649" calcext:value-type="float">
            <text:p>505,85614180564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90.80355" calcext:value-type="float">
            <text:p>1650017690,80355</text:p>
          </table:table-cell>
          <table:table-cell table:formula="of:=[.A248]-[.$A$2]" office:value-type="float" office:value="507.906745672226" calcext:value-type="float">
            <text:p>507,90674567222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92.84888" calcext:value-type="float">
            <text:p>1650017692,84888</text:p>
          </table:table-cell>
          <table:table-cell table:formula="of:=[.A249]-[.$A$2]" office:value-type="float" office:value="509.952069997788" calcext:value-type="float">
            <text:p>509,95206999778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94.89691" calcext:value-type="float">
            <text:p>1650017694,89691</text:p>
          </table:table-cell>
          <table:table-cell table:formula="of:=[.A250]-[.$A$2]" office:value-type="float" office:value="512.000105381012" calcext:value-type="float">
            <text:p>512,00010538101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96.9447" calcext:value-type="float">
            <text:p>1650017696,9447</text:p>
          </table:table-cell>
          <table:table-cell table:formula="of:=[.A251]-[.$A$2]" office:value-type="float" office:value="514.047892570496" calcext:value-type="float">
            <text:p>514,04789257049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698.99263" calcext:value-type="float">
            <text:p>1650017698,99263</text:p>
          </table:table-cell>
          <table:table-cell table:formula="of:=[.A252]-[.$A$2]" office:value-type="float" office:value="516.095820903778" calcext:value-type="float">
            <text:p>516,09582090377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701.04065" calcext:value-type="float">
            <text:p>1650017701,04065</text:p>
          </table:table-cell>
          <table:table-cell table:formula="of:=[.A253]-[.$A$2]" office:value-type="float" office:value="518.143836736679" calcext:value-type="float">
            <text:p>518,14383673667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03.08901" calcext:value-type="float">
            <text:p>1650017703,08901</text:p>
          </table:table-cell>
          <table:table-cell table:formula="of:=[.A254]-[.$A$2]" office:value-type="float" office:value="520.192198753357" calcext:value-type="float">
            <text:p>520,19219875335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05.13685" calcext:value-type="float">
            <text:p>1650017705,13685</text:p>
          </table:table-cell>
          <table:table-cell table:formula="of:=[.A255]-[.$A$2]" office:value-type="float" office:value="522.240045070648" calcext:value-type="float">
            <text:p>522,24004507064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07.18417" calcext:value-type="float">
            <text:p>1650017707,18417</text:p>
          </table:table-cell>
          <table:table-cell table:formula="of:=[.A256]-[.$A$2]" office:value-type="float" office:value="524.287361621857" calcext:value-type="float">
            <text:p>524,28736162185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09.23252" calcext:value-type="float">
            <text:p>1650017709,23252</text:p>
          </table:table-cell>
          <table:table-cell table:formula="of:=[.A257]-[.$A$2]" office:value-type="float" office:value="526.335713148117" calcext:value-type="float">
            <text:p>526,335713148117</text:p>
          </table:table-cell>
          <table:table-cell office:value-type="float" office:value="59.5" calcext:value-type="float">
            <text:p>59,5</text:p>
          </table:table-cell>
          <table:table-cell office:value-type="float" office:value="3323" calcext:value-type="float">
            <text:p>3323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11.28054" calcext:value-type="float">
            <text:p>1650017711,28054</text:p>
          </table:table-cell>
          <table:table-cell table:formula="of:=[.A258]-[.$A$2]" office:value-type="float" office:value="528.383733034134" calcext:value-type="float">
            <text:p>528,38373303413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13.3289" calcext:value-type="float">
            <text:p>1650017713,3289</text:p>
          </table:table-cell>
          <table:table-cell table:formula="of:=[.A259]-[.$A$2]" office:value-type="float" office:value="530.432086229324" calcext:value-type="float">
            <text:p>530,43208622932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15.37646" calcext:value-type="float">
            <text:p>1650017715,37646</text:p>
          </table:table-cell>
          <table:table-cell table:formula="of:=[.A260]-[.$A$2]" office:value-type="float" office:value="532.479649305344" calcext:value-type="float">
            <text:p>532,47964930534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17.42453" calcext:value-type="float">
            <text:p>1650017717,42453</text:p>
          </table:table-cell>
          <table:table-cell table:formula="of:=[.A261]-[.$A$2]" office:value-type="float" office:value="534.527722358704" calcext:value-type="float">
            <text:p>534,52772235870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19.47215" calcext:value-type="float">
            <text:p>1650017719,47215</text:p>
          </table:table-cell>
          <table:table-cell table:formula="of:=[.A262]-[.$A$2]" office:value-type="float" office:value="536.575343132019" calcext:value-type="float">
            <text:p>536,57534313201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50017721.52041" calcext:value-type="float">
            <text:p>1650017721,52041</text:p>
          </table:table-cell>
          <table:table-cell table:formula="of:=[.A263]-[.$A$2]" office:value-type="float" office:value="538.623605966568" calcext:value-type="float">
            <text:p>538,62360596656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23.56858" calcext:value-type="float">
            <text:p>1650017723,56858</text:p>
          </table:table-cell>
          <table:table-cell table:formula="of:=[.A264]-[.$A$2]" office:value-type="float" office:value="540.671774864197" calcext:value-type="float">
            <text:p>540,67177486419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25.61643" calcext:value-type="float">
            <text:p>1650017725,61643</text:p>
          </table:table-cell>
          <table:table-cell table:formula="of:=[.A265]-[.$A$2]" office:value-type="float" office:value="542.719617128372" calcext:value-type="float">
            <text:p>542,71961712837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27.66501" calcext:value-type="float">
            <text:p>1650017727,66501</text:p>
          </table:table-cell>
          <table:table-cell table:formula="of:=[.A266]-[.$A$2]" office:value-type="float" office:value="544.768199920654" calcext:value-type="float">
            <text:p>544,76819992065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29.71277" calcext:value-type="float">
            <text:p>1650017729,71277</text:p>
          </table:table-cell>
          <table:table-cell table:formula="of:=[.A267]-[.$A$2]" office:value-type="float" office:value="546.815957784653" calcext:value-type="float">
            <text:p>546,81595778465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731.76044" calcext:value-type="float">
            <text:p>1650017731,76044</text:p>
          </table:table-cell>
          <table:table-cell table:formula="of:=[.A268]-[.$A$2]" office:value-type="float" office:value="548.863635540009" calcext:value-type="float">
            <text:p>548,86363554000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33.80812" calcext:value-type="float">
            <text:p>1650017733,80812</text:p>
          </table:table-cell>
          <table:table-cell table:formula="of:=[.A269]-[.$A$2]" office:value-type="float" office:value="550.911313295364" calcext:value-type="float">
            <text:p>550,91131329536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735.85699" calcext:value-type="float">
            <text:p>1650017735,85699</text:p>
          </table:table-cell>
          <table:table-cell table:formula="of:=[.A270]-[.$A$2]" office:value-type="float" office:value="552.960176706314" calcext:value-type="float">
            <text:p>552,96017670631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37.90451" calcext:value-type="float">
            <text:p>1650017737,90451</text:p>
          </table:table-cell>
          <table:table-cell table:formula="of:=[.A271]-[.$A$2]" office:value-type="float" office:value="555.007704973221" calcext:value-type="float">
            <text:p>555,00770497322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39.95243" calcext:value-type="float">
            <text:p>1650017739,95243</text:p>
          </table:table-cell>
          <table:table-cell table:formula="of:=[.A272]-[.$A$2]" office:value-type="float" office:value="557.055623054504" calcext:value-type="float">
            <text:p>557,05562305450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42.00039" calcext:value-type="float">
            <text:p>1650017742,00039</text:p>
          </table:table-cell>
          <table:table-cell table:formula="of:=[.A273]-[.$A$2]" office:value-type="float" office:value="559.103582859039" calcext:value-type="float">
            <text:p>559,10358285903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744.04855" calcext:value-type="float">
            <text:p>1650017744,04855</text:p>
          </table:table-cell>
          <table:table-cell table:formula="of:=[.A274]-[.$A$2]" office:value-type="float" office:value="561.151741504669" calcext:value-type="float">
            <text:p>561,15174150466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50017746.09685" calcext:value-type="float">
            <text:p>1650017746,09685</text:p>
          </table:table-cell>
          <table:table-cell table:formula="of:=[.A275]-[.$A$2]" office:value-type="float" office:value="563.200045108795" calcext:value-type="float">
            <text:p>563,20004510879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48.14421" calcext:value-type="float">
            <text:p>1650017748,14421</text:p>
          </table:table-cell>
          <table:table-cell table:formula="of:=[.A276]-[.$A$2]" office:value-type="float" office:value="565.247399806976" calcext:value-type="float">
            <text:p>565,24739980697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50.19217" calcext:value-type="float">
            <text:p>1650017750,19217</text:p>
          </table:table-cell>
          <table:table-cell table:formula="of:=[.A277]-[.$A$2]" office:value-type="float" office:value="567.295365571976" calcext:value-type="float">
            <text:p>567,29536557197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52.24027" calcext:value-type="float">
            <text:p>1650017752,24027</text:p>
          </table:table-cell>
          <table:table-cell table:formula="of:=[.A278]-[.$A$2]" office:value-type="float" office:value="569.343456268311" calcext:value-type="float">
            <text:p>569,34345626831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54.28904" calcext:value-type="float">
            <text:p>1650017754,28904</text:p>
          </table:table-cell>
          <table:table-cell table:formula="of:=[.A279]-[.$A$2]" office:value-type="float" office:value="571.392233610153" calcext:value-type="float">
            <text:p>571,39223361015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56.3363" calcext:value-type="float">
            <text:p>1650017756,3363</text:p>
          </table:table-cell>
          <table:table-cell table:formula="of:=[.A280]-[.$A$2]" office:value-type="float" office:value="573.439491987228" calcext:value-type="float">
            <text:p>573,43949198722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58.38434" calcext:value-type="float">
            <text:p>1650017758,38434</text:p>
          </table:table-cell>
          <table:table-cell table:formula="of:=[.A281]-[.$A$2]" office:value-type="float" office:value="575.487532377243" calcext:value-type="float">
            <text:p>575,48753237724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60.43232" calcext:value-type="float">
            <text:p>1650017760,43232</text:p>
          </table:table-cell>
          <table:table-cell table:formula="of:=[.A282]-[.$A$2]" office:value-type="float" office:value="577.535515069962" calcext:value-type="float">
            <text:p>577,53551506996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762.48131" calcext:value-type="float">
            <text:p>1650017762,48131</text:p>
          </table:table-cell>
          <table:table-cell table:formula="of:=[.A283]-[.$A$2]" office:value-type="float" office:value="579.584500789642" calcext:value-type="float">
            <text:p>579,58450078964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64.52939" calcext:value-type="float">
            <text:p>1650017764,52939</text:p>
          </table:table-cell>
          <table:table-cell table:formula="of:=[.A284]-[.$A$2]" office:value-type="float" office:value="581.632585048676" calcext:value-type="float">
            <text:p>581,63258504867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66.578" calcext:value-type="float">
            <text:p>1650017766,578</text:p>
          </table:table-cell>
          <table:table-cell table:formula="of:=[.A285]-[.$A$2]" office:value-type="float" office:value="583.681191921234" calcext:value-type="float">
            <text:p>583,68119192123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68.62484" calcext:value-type="float">
            <text:p>1650017768,62484</text:p>
          </table:table-cell>
          <table:table-cell table:formula="of:=[.A286]-[.$A$2]" office:value-type="float" office:value="585.72802734375" calcext:value-type="float">
            <text:p>585,7280273437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70.67308" calcext:value-type="float">
            <text:p>1650017770,67308</text:p>
          </table:table-cell>
          <table:table-cell table:formula="of:=[.A287]-[.$A$2]" office:value-type="float" office:value="587.776271104813" calcext:value-type="float">
            <text:p>587,77627110481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772.72085" calcext:value-type="float">
            <text:p>1650017772,72085</text:p>
          </table:table-cell>
          <table:table-cell table:formula="of:=[.A288]-[.$A$2]" office:value-type="float" office:value="589.824036598206" calcext:value-type="float">
            <text:p>589,82403659820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774.76806" calcext:value-type="float">
            <text:p>1650017774,76806</text:p>
          </table:table-cell>
          <table:table-cell table:formula="of:=[.A289]-[.$A$2]" office:value-type="float" office:value="591.871249914169" calcext:value-type="float">
            <text:p>591,87124991416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776.81685" calcext:value-type="float">
            <text:p>1650017776,81685</text:p>
          </table:table-cell>
          <table:table-cell table:formula="of:=[.A290]-[.$A$2]" office:value-type="float" office:value="593.920040845871" calcext:value-type="float">
            <text:p>593,92004084587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78.86505" calcext:value-type="float">
            <text:p>1650017778,86505</text:p>
          </table:table-cell>
          <table:table-cell table:formula="of:=[.A291]-[.$A$2]" office:value-type="float" office:value="595.968244791031" calcext:value-type="float">
            <text:p>595,96824479103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780.9122" calcext:value-type="float">
            <text:p>1650017780,9122</text:p>
          </table:table-cell>
          <table:table-cell table:formula="of:=[.A292]-[.$A$2]" office:value-type="float" office:value="598.015386819839" calcext:value-type="float">
            <text:p>598,01538681983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82.96202" calcext:value-type="float">
            <text:p>1650017782,96202</text:p>
          </table:table-cell>
          <table:table-cell table:formula="of:=[.A293]-[.$A$2]" office:value-type="float" office:value="600.065212011337" calcext:value-type="float">
            <text:p>600,06521201133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85.00829" calcext:value-type="float">
            <text:p>1650017785,00829</text:p>
          </table:table-cell>
          <table:table-cell table:formula="of:=[.A294]-[.$A$2]" office:value-type="float" office:value="602.111480474472" calcext:value-type="float">
            <text:p>602,11148047447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87.0563" calcext:value-type="float">
            <text:p>1650017787,0563</text:p>
          </table:table-cell>
          <table:table-cell table:formula="of:=[.A295]-[.$A$2]" office:value-type="float" office:value="604.159495592117" calcext:value-type="float">
            <text:p>604,15949559211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789.10486" calcext:value-type="float">
            <text:p>1650017789,10486</text:p>
          </table:table-cell>
          <table:table-cell table:formula="of:=[.A296]-[.$A$2]" office:value-type="float" office:value="606.208055496216" calcext:value-type="float">
            <text:p>606,20805549621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91.15255" calcext:value-type="float">
            <text:p>1650017791,15255</text:p>
          </table:table-cell>
          <table:table-cell table:formula="of:=[.A297]-[.$A$2]" office:value-type="float" office:value="608.255743741989" calcext:value-type="float">
            <text:p>608,25574374198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93.20132" calcext:value-type="float">
            <text:p>1650017793,20132</text:p>
          </table:table-cell>
          <table:table-cell table:formula="of:=[.A298]-[.$A$2]" office:value-type="float" office:value="610.304507255554" calcext:value-type="float">
            <text:p>610,304507255554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95.24882" calcext:value-type="float">
            <text:p>1650017795,24882</text:p>
          </table:table-cell>
          <table:table-cell table:formula="of:=[.A299]-[.$A$2]" office:value-type="float" office:value="612.352013111115" calcext:value-type="float">
            <text:p>612,35201311111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97.29622" calcext:value-type="float">
            <text:p>1650017797,29622</text:p>
          </table:table-cell>
          <table:table-cell table:formula="of:=[.A300]-[.$A$2]" office:value-type="float" office:value="614.399408340454" calcext:value-type="float">
            <text:p>614,39940834045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799.34526" calcext:value-type="float">
            <text:p>1650017799,34526</text:p>
          </table:table-cell>
          <table:table-cell table:formula="of:=[.A301]-[.$A$2]" office:value-type="float" office:value="616.448453187943" calcext:value-type="float">
            <text:p>616,44845318794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01.39243" calcext:value-type="float">
            <text:p>1650017801,39243</text:p>
          </table:table-cell>
          <table:table-cell table:formula="of:=[.A302]-[.$A$2]" office:value-type="float" office:value="618.495624780655" calcext:value-type="float">
            <text:p>618,49562478065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03.44102" calcext:value-type="float">
            <text:p>1650017803,44102</text:p>
          </table:table-cell>
          <table:table-cell table:formula="of:=[.A303]-[.$A$2]" office:value-type="float" office:value="620.544209957123" calcext:value-type="float">
            <text:p>620,54420995712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05.48864" calcext:value-type="float">
            <text:p>1650017805,48864</text:p>
          </table:table-cell>
          <table:table-cell table:formula="of:=[.A304]-[.$A$2]" office:value-type="float" office:value="622.591833353043" calcext:value-type="float">
            <text:p>622,59183335304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07.53706" calcext:value-type="float">
            <text:p>1650017807,53706</text:p>
          </table:table-cell>
          <table:table-cell table:formula="of:=[.A305]-[.$A$2]" office:value-type="float" office:value="624.640252828598" calcext:value-type="float">
            <text:p>624,64025282859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09.58437" calcext:value-type="float">
            <text:p>1650017809,58437</text:p>
          </table:table-cell>
          <table:table-cell table:formula="of:=[.A306]-[.$A$2]" office:value-type="float" office:value="626.687559604645" calcext:value-type="float">
            <text:p>626,68755960464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11.63241" calcext:value-type="float">
            <text:p>1650017811,63241</text:p>
          </table:table-cell>
          <table:table-cell table:formula="of:=[.A307]-[.$A$2]" office:value-type="float" office:value="628.735598087311" calcext:value-type="float">
            <text:p>628,73559808731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13.6806" calcext:value-type="float">
            <text:p>1650017813,6806</text:p>
          </table:table-cell>
          <table:table-cell table:formula="of:=[.A308]-[.$A$2]" office:value-type="float" office:value="630.783792495728" calcext:value-type="float">
            <text:p>630,78379249572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15.72898" calcext:value-type="float">
            <text:p>1650017815,72898</text:p>
          </table:table-cell>
          <table:table-cell table:formula="of:=[.A309]-[.$A$2]" office:value-type="float" office:value="632.832170963287" calcext:value-type="float">
            <text:p>632,83217096328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817.77694" calcext:value-type="float">
            <text:p>1650017817,77694</text:p>
          </table:table-cell>
          <table:table-cell table:formula="of:=[.A310]-[.$A$2]" office:value-type="float" office:value="634.880133628845" calcext:value-type="float">
            <text:p>634,88013362884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19.82501" calcext:value-type="float">
            <text:p>1650017819,82501</text:p>
          </table:table-cell>
          <table:table-cell table:formula="of:=[.A311]-[.$A$2]" office:value-type="float" office:value="636.928204059601" calcext:value-type="float">
            <text:p>636,928204059601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21.87281" calcext:value-type="float">
            <text:p>1650017821,87281</text:p>
          </table:table-cell>
          <table:table-cell table:formula="of:=[.A312]-[.$A$2]" office:value-type="float" office:value="638.976005077362" calcext:value-type="float">
            <text:p>638,97600507736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823.9212" calcext:value-type="float">
            <text:p>1650017823,9212</text:p>
          </table:table-cell>
          <table:table-cell table:formula="of:=[.A313]-[.$A$2]" office:value-type="float" office:value="641.024392604828" calcext:value-type="float">
            <text:p>641,024392604828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25.96891" calcext:value-type="float">
            <text:p>1650017825,96891</text:p>
          </table:table-cell>
          <table:table-cell table:formula="of:=[.A314]-[.$A$2]" office:value-type="float" office:value="643.072102546692" calcext:value-type="float">
            <text:p>643,07210254669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28.01702" calcext:value-type="float">
            <text:p>1650017828,01702</text:p>
          </table:table-cell>
          <table:table-cell table:formula="of:=[.A315]-[.$A$2]" office:value-type="float" office:value="645.12020778656" calcext:value-type="float">
            <text:p>645,1202077865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30.06438" calcext:value-type="float">
            <text:p>1650017830,06438</text:p>
          </table:table-cell>
          <table:table-cell table:formula="of:=[.A316]-[.$A$2]" office:value-type="float" office:value="647.167571544647" calcext:value-type="float">
            <text:p>647,16757154464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32.11221" calcext:value-type="float">
            <text:p>1650017832,11221</text:p>
          </table:table-cell>
          <table:table-cell table:formula="of:=[.A317]-[.$A$2]" office:value-type="float" office:value="649.215398311615" calcext:value-type="float">
            <text:p>649,21539831161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34.16067" calcext:value-type="float">
            <text:p>1650017834,16067</text:p>
          </table:table-cell>
          <table:table-cell table:formula="of:=[.A318]-[.$A$2]" office:value-type="float" office:value="651.263859033585" calcext:value-type="float">
            <text:p>651,26385903358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36.20891" calcext:value-type="float">
            <text:p>1650017836,20891</text:p>
          </table:table-cell>
          <table:table-cell table:formula="of:=[.A319]-[.$A$2]" office:value-type="float" office:value="653.312101364136" calcext:value-type="float">
            <text:p>653,31210136413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50017838.257" calcext:value-type="float">
            <text:p>1650017838,257</text:p>
          </table:table-cell>
          <table:table-cell table:formula="of:=[.A320]-[.$A$2]" office:value-type="float" office:value="655.360191106796" calcext:value-type="float">
            <text:p>655,36019110679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40.30489" calcext:value-type="float">
            <text:p>1650017840,30489</text:p>
          </table:table-cell>
          <table:table-cell table:formula="of:=[.A321]-[.$A$2]" office:value-type="float" office:value="657.408084869385" calcext:value-type="float">
            <text:p>657,40808486938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42.35283" calcext:value-type="float">
            <text:p>1650017842,35283</text:p>
          </table:table-cell>
          <table:table-cell table:formula="of:=[.A322]-[.$A$2]" office:value-type="float" office:value="659.456024646759" calcext:value-type="float">
            <text:p>659,45602464675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844.40096" calcext:value-type="float">
            <text:p>1650017844,40096</text:p>
          </table:table-cell>
          <table:table-cell table:formula="of:=[.A323]-[.$A$2]" office:value-type="float" office:value="661.504147529602" calcext:value-type="float">
            <text:p>661,50414752960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846.44981" calcext:value-type="float">
            <text:p>1650017846,44981</text:p>
          </table:table-cell>
          <table:table-cell table:formula="of:=[.A324]-[.$A$2]" office:value-type="float" office:value="663.553001880646" calcext:value-type="float">
            <text:p>663,55300188064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48.49622" calcext:value-type="float">
            <text:p>1650017848,49622</text:p>
          </table:table-cell>
          <table:table-cell table:formula="of:=[.A325]-[.$A$2]" office:value-type="float" office:value="665.599407672882" calcext:value-type="float">
            <text:p>665,599407672882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850.54424" calcext:value-type="float">
            <text:p>1650017850,54424</text:p>
          </table:table-cell>
          <table:table-cell table:formula="of:=[.A326]-[.$A$2]" office:value-type="float" office:value="667.64742898941" calcext:value-type="float">
            <text:p>667,6474289894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52.59235" calcext:value-type="float">
            <text:p>1650017852,59235</text:p>
          </table:table-cell>
          <table:table-cell table:formula="of:=[.A327]-[.$A$2]" office:value-type="float" office:value="669.695541858673" calcext:value-type="float">
            <text:p>669,69554185867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54.64077" calcext:value-type="float">
            <text:p>1650017854,64077</text:p>
          </table:table-cell>
          <table:table-cell table:formula="of:=[.A328]-[.$A$2]" office:value-type="float" office:value="671.743964910507" calcext:value-type="float">
            <text:p>671,74396491050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56.68848" calcext:value-type="float">
            <text:p>1650017856,68848</text:p>
          </table:table-cell>
          <table:table-cell table:formula="of:=[.A329]-[.$A$2]" office:value-type="float" office:value="673.791673660278" calcext:value-type="float">
            <text:p>673,79167366027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58.73624" calcext:value-type="float">
            <text:p>1650017858,73624</text:p>
          </table:table-cell>
          <table:table-cell table:formula="of:=[.A330]-[.$A$2]" office:value-type="float" office:value="675.839435100555" calcext:value-type="float">
            <text:p>675,83943510055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60.78436" calcext:value-type="float">
            <text:p>1650017860,78436</text:p>
          </table:table-cell>
          <table:table-cell table:formula="of:=[.A331]-[.$A$2]" office:value-type="float" office:value="677.887552976608" calcext:value-type="float">
            <text:p>677,88755297660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862.83209" calcext:value-type="float">
            <text:p>1650017862,83209</text:p>
          </table:table-cell>
          <table:table-cell table:formula="of:=[.A332]-[.$A$2]" office:value-type="float" office:value="679.935279130936" calcext:value-type="float">
            <text:p>679,935279130936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64.88212" calcext:value-type="float">
            <text:p>1650017864,88212</text:p>
          </table:table-cell>
          <table:table-cell table:formula="of:=[.A333]-[.$A$2]" office:value-type="float" office:value="681.985307216644" calcext:value-type="float">
            <text:p>681,985307216644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66.92835" calcext:value-type="float">
            <text:p>1650017866,92835</text:p>
          </table:table-cell>
          <table:table-cell table:formula="of:=[.A334]-[.$A$2]" office:value-type="float" office:value="684.031540870667" calcext:value-type="float">
            <text:p>684,03154087066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68.97647" calcext:value-type="float">
            <text:p>1650017868,97647</text:p>
          </table:table-cell>
          <table:table-cell table:formula="of:=[.A335]-[.$A$2]" office:value-type="float" office:value="686.079659938812" calcext:value-type="float">
            <text:p>686,079659938812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871.02475" calcext:value-type="float">
            <text:p>1650017871,02475</text:p>
          </table:table-cell>
          <table:table-cell table:formula="of:=[.A336]-[.$A$2]" office:value-type="float" office:value="688.127938747406" calcext:value-type="float">
            <text:p>688,12793874740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73.07263" calcext:value-type="float">
            <text:p>1650017873,07263</text:p>
          </table:table-cell>
          <table:table-cell table:formula="of:=[.A337]-[.$A$2]" office:value-type="float" office:value="690.175818443298" calcext:value-type="float">
            <text:p>690,17581844329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75.12001" calcext:value-type="float">
            <text:p>1650017875,12001</text:p>
          </table:table-cell>
          <table:table-cell table:formula="of:=[.A338]-[.$A$2]" office:value-type="float" office:value="692.223205804825" calcext:value-type="float">
            <text:p>692,223205804825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77.16838" calcext:value-type="float">
            <text:p>1650017877,16838</text:p>
          </table:table-cell>
          <table:table-cell table:formula="of:=[.A339]-[.$A$2]" office:value-type="float" office:value="694.271575212479" calcext:value-type="float">
            <text:p>694,271575212479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79.21625" calcext:value-type="float">
            <text:p>1650017879,21625</text:p>
          </table:table-cell>
          <table:table-cell table:formula="of:=[.A340]-[.$A$2]" office:value-type="float" office:value="696.319441080093" calcext:value-type="float">
            <text:p>696,31944108009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81.26455" calcext:value-type="float">
            <text:p>1650017881,26455</text:p>
          </table:table-cell>
          <table:table-cell table:formula="of:=[.A341]-[.$A$2]" office:value-type="float" office:value="698.367744445801" calcext:value-type="float">
            <text:p>698,367744445801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83.312" calcext:value-type="float">
            <text:p>1650017883,312</text:p>
          </table:table-cell>
          <table:table-cell table:formula="of:=[.A342]-[.$A$2]" office:value-type="float" office:value="700.415189027786" calcext:value-type="float">
            <text:p>700,41518902778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885.36011" calcext:value-type="float">
            <text:p>1650017885,36011</text:p>
          </table:table-cell>
          <table:table-cell table:formula="of:=[.A343]-[.$A$2]" office:value-type="float" office:value="702.463300466537" calcext:value-type="float">
            <text:p>702,46330046653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887.4098" calcext:value-type="float">
            <text:p>1650017887,4098</text:p>
          </table:table-cell>
          <table:table-cell table:formula="of:=[.A344]-[.$A$2]" office:value-type="float" office:value="704.51299405098" calcext:value-type="float">
            <text:p>704,5129940509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89.4566" calcext:value-type="float">
            <text:p>1650017889,4566</text:p>
          </table:table-cell>
          <table:table-cell table:formula="of:=[.A345]-[.$A$2]" office:value-type="float" office:value="706.55979180336" calcext:value-type="float">
            <text:p>706,5597918033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650017891.50468" calcext:value-type="float">
            <text:p>1650017891,50468</text:p>
          </table:table-cell>
          <table:table-cell table:formula="of:=[.A346]-[.$A$2]" office:value-type="float" office:value="708.607870340347" calcext:value-type="float">
            <text:p>708,607870340347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893.55294" calcext:value-type="float">
            <text:p>1650017893,55294</text:p>
          </table:table-cell>
          <table:table-cell table:formula="of:=[.A347]-[.$A$2]" office:value-type="float" office:value="710.656131267548" calcext:value-type="float">
            <text:p>710,656131267548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95.60166" calcext:value-type="float">
            <text:p>1650017895,60166</text:p>
          </table:table-cell>
          <table:table-cell table:formula="of:=[.A348]-[.$A$2]" office:value-type="float" office:value="712.704853534699" calcext:value-type="float">
            <text:p>712,70485353469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97.64813" calcext:value-type="float">
            <text:p>1650017897,64813</text:p>
          </table:table-cell>
          <table:table-cell table:formula="of:=[.A349]-[.$A$2]" office:value-type="float" office:value="714.751321792603" calcext:value-type="float">
            <text:p>714,75132179260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899.69628" calcext:value-type="float">
            <text:p>1650017899,69628</text:p>
          </table:table-cell>
          <table:table-cell table:formula="of:=[.A350]-[.$A$2]" office:value-type="float" office:value="716.799475908279" calcext:value-type="float">
            <text:p>716,799475908279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901.7443" calcext:value-type="float">
            <text:p>1650017901,7443</text:p>
          </table:table-cell>
          <table:table-cell table:formula="of:=[.A351]-[.$A$2]" office:value-type="float" office:value="718.847487926483" calcext:value-type="float">
            <text:p>718,847487926483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903.79268" calcext:value-type="float">
            <text:p>1650017903,79268</text:p>
          </table:table-cell>
          <table:table-cell table:formula="of:=[.A352]-[.$A$2]" office:value-type="float" office:value="720.895872592926" calcext:value-type="float">
            <text:p>720,895872592926</text:p>
          </table:table-cell>
          <table:table-cell office:value-type="float" office:value="59.5" calcext:value-type="float">
            <text:p>59,5</text:p>
          </table:table-cell>
          <table:table-cell office:value-type="float" office:value="3324" calcext:value-type="float">
            <text:p>332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905.84024" calcext:value-type="float">
            <text:p>1650017905,84024</text:p>
          </table:table-cell>
          <table:table-cell table:formula="of:=[.A353]-[.$A$2]" office:value-type="float" office:value="722.943430662155" calcext:value-type="float">
            <text:p>722,943430662155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650017907.88887" calcext:value-type="float">
            <text:p>1650017907,88887</text:p>
          </table:table-cell>
          <table:table-cell table:formula="of:=[.A354]-[.$A$2]" office:value-type="float" office:value="724.992058753967" calcext:value-type="float">
            <text:p>724,99205875396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909.93699" calcext:value-type="float">
            <text:p>1650017909,93699</text:p>
          </table:table-cell>
          <table:table-cell table:formula="of:=[.A355]-[.$A$2]" office:value-type="float" office:value="727.040182828903" calcext:value-type="float">
            <text:p>727,040182828903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7911.98411" calcext:value-type="float">
            <text:p>1650017911,98411</text:p>
          </table:table-cell>
          <table:table-cell table:formula="of:=[.A356]-[.$A$2]" office:value-type="float" office:value="729.087300539017" calcext:value-type="float">
            <text:p>729,08730053901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650018010.80102" calcext:value-type="float">
            <text:p>1650018010,80102</text:p>
          </table:table-cell>
          <table:table-cell table:formula="of:=[.A357]-[.$A$2]" office:value-type="float" office:value="827.904208421707" calcext:value-type="float">
            <text:p>827,904208421707</text:p>
          </table:table-cell>
          <table:table-cell office:value-type="float" office:value="59.5" calcext:value-type="float">
            <text:p>59,5</text:p>
          </table:table-cell>
          <table:table-cell office:value-type="float" office:value="3325" calcext:value-type="float">
            <text:p>3325</text:p>
          </table:table-cell>
          <table:table-cell office:value-type="float" office:value="3333" calcext:value-type="float">
            <text:p>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5T14:21:57.351000000</dc:date>
    <meta:editing-duration>PT1H18M6S</meta:editing-duration>
    <meta:editing-cycles>1</meta:editing-cycles>
    <meta:document-statistic meta:table-count="1" meta:cell-count="1784" meta:object-count="2"/>
    <meta:generator>LibreOffice/7.1.0.3$Windows_X86_64 LibreOffice_project/f6099ecf3d29644b5008cc8f48f42f4a40986e4c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8.999cm" xlink:href=".." xlink:type="simple" chart:class="chart:scatter" chart:style-name="ch1">
        <chart:legend chart:legend-position="end" svg:x="11.664cm" svg:y="4.202cm" style:legend-expansion="high" chart:style-name="ch2"/>
        <chart:plot-area chart:style-name="ch3" table:cell-range-address="stability_time2.C1:stability_time2.D357" chart:data-source-has-labels="row" svg:x="5.272cm" svg:y="1cm" svg:width="11.02cm" svg:height="8.639cm">
          <chart:coordinate-region svg:x="6.285cm" svg:y="1.197cm" svg:width="9.719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tability_time2.D2:stability_time2.D357" chart:label-cell-address="stability_time2.D1:stability_time2.D1" chart:class="chart:scatter">
            <chart:domain table:cell-range-address="stability_time2.C2:stability_time2.C357"/>
            <chart:data-point chart:repeated="3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master measured U[bit]</text:p>
                <draw:g>
                  <svg:desc>stability_time2.D1:stability_time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.5">
                <text:p>59.5</text:p>
                <draw:g>
                  <svg:desc>stability_time2.C2:stability_time2.C357</svg:desc>
                </draw:g>
              </table:table-cell>
              <table:table-cell office:value-type="float" office:value="559">
                <text:p>559</text:p>
                <draw:g>
                  <svg:desc>stability_time2.D2:stability_time2.D3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.5">
                <text:p>59.5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.5">
                <text:p>59.5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.5">
                <text:p>59.5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.5">
                <text:p>59.5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.5">
                <text:p>59.5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.5">
                <text:p>59.5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5">
                <text:p>59.5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.5">
                <text:p>59.5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9.5">
                <text:p>59.5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9.5">
                <text:p>59.5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9.5">
                <text:p>59.5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9.5">
                <text:p>59.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9.5">
                <text:p>59.5</text:p>
              </table:table-cell>
              <table:table-cell office:value-type="float" office:value="3325">
                <text:p>3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7cm" svg:y="4.203cm" style:legend-expansion="high" chart:style-name="ch2"/>
        <chart:plot-area chart:style-name="ch3" table:cell-range-address="stability_time2.B2:stability_time2.B357 stability_time2.D1:stability_time2.D357" chart:data-source-has-labels="row" svg:x="0.32cm" svg:y="0.18cm" svg:width="11.017cm" svg:height="8.64cm">
          <chart:coordinate-region svg:x="1.619cm" svg:y="0.377cm" svg:width="9.43cm" svg:height="7.8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tability_time2.D2:stability_time2.D357" chart:label-cell-address="stability_time2.D1:stability_time2.D1" chart:class="chart:scatter">
            <chart:domain table:cell-range-address="stability_time2.B2:stability_time2.B357"/>
            <chart:data-point chart:repeated="3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master measured U[bit]</text:p>
                <draw:g>
                  <svg:desc>stability_time2.D1:stability_time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ability_time2.B2:stability_time2.B357</svg:desc>
                </draw:g>
              </table:table-cell>
              <table:table-cell office:value-type="float" office:value="559">
                <text:p>559</text:p>
                <draw:g>
                  <svg:desc>stability_time2.D2:stability_time2.D3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4878759384155">
                <text:p>2.04878759384155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9679770469666">
                <text:p>4.09679770469666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14424991607666">
                <text:p>6.14424991607666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19254612922668">
                <text:p>8.19254612922668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2401666641235">
                <text:p>10.2401666641235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2888777256012">
                <text:p>12.2888777256012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3366000652313">
                <text:p>14.3366000652313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3846998214722">
                <text:p>16.3846998214722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4328193664551">
                <text:p>18.4328193664551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4803400039673">
                <text:p>20.4803400039673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5295650959015">
                <text:p>22.529565095901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.5761187076569">
                <text:p>24.5761187076569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6249885559082">
                <text:p>26.6249885559082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6729381084442">
                <text:p>28.6729381084442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7219021320343">
                <text:p>30.7219021320343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.7688965797424">
                <text:p>32.768896579742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.8165488243103">
                <text:p>34.8165488243103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.8644244670868">
                <text:p>36.8644244670868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.9124174118042">
                <text:p>38.9124174118042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.9604258537293">
                <text:p>40.9604258537293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.0083522796631">
                <text:p>43.0083522796631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.0571384429932">
                <text:p>45.0571384429932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.1043889522553">
                <text:p>47.1043889522553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.1519904136658">
                <text:p>49.1519904136658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.2011466026306">
                <text:p>51.2011466026306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.7611360549927">
                <text:p>53.7611360549927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.808388710022">
                <text:p>55.808388710022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.8593466281891">
                <text:p>57.8593466281891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.9047944545746">
                <text:p>59.9047944545746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.9525587558746">
                <text:p>61.9525587558746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.0004227161407">
                <text:p>64.000422716140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.048380613327">
                <text:p>66.04838061332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.0963950157166">
                <text:p>68.096395015716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.144474029541">
                <text:p>70.144474029541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.1925203800201">
                <text:p>72.1925203800201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.2427735328674">
                <text:p>74.242773532867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.2884664535522">
                <text:p>76.2884664535522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.3368527889252">
                <text:p>78.3368527889252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.4280872344971">
                <text:p>80.4280872344971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.9440987110138">
                <text:p>82.9440987110138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.9920136928558">
                <text:p>84.9920136928558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7.0403430461884">
                <text:p>87.0403430461884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.0885512828827">
                <text:p>89.0885512828827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.1359789371491">
                <text:p>91.1359789371491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3.1846222877502">
                <text:p>93.1846222877502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5.2325661182404">
                <text:p>95.2325661182404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7.2803919315338">
                <text:p>97.2803919315338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.343409538269">
                <text:p>99.343409538269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1.888751506805">
                <text:p>101.88875150680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3.936464309692">
                <text:p>103.936464309692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5.984657764435">
                <text:p>105.98465776443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8.031993627548">
                <text:p>108.031993627548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0.081357479095">
                <text:p>110.08135747909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2.128258705139">
                <text:p>112.128258705139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4.176191091537">
                <text:p>114.17619109153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6.224318742752">
                <text:p>116.224318742752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8.272348403931">
                <text:p>118.272348403931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0.320247173309">
                <text:p>120.320247173309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2.368244409561">
                <text:p>122.368244409561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4.41636633873">
                <text:p>124.41636633873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6.463954687119">
                <text:p>126.463954687119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8.512354850769">
                <text:p>128.512354850769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0.562952280045">
                <text:p>130.56295228004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.608484983444">
                <text:p>132.608484983444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4.657004117966">
                <text:p>134.65700411796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7.216368198395">
                <text:p>137.21636819839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9.264369010925">
                <text:p>139.26436901092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1.824390411377">
                <text:p>141.824390411377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3.872644901276">
                <text:p>143.87264490127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5.920558929443">
                <text:p>145.920558929443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7.968463420868">
                <text:p>147.968463420868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0.023746728897">
                <text:p>150.023746728897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2.064334154129">
                <text:p>152.064334154129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4.112356185913">
                <text:p>154.112356185913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6.160415410995">
                <text:p>156.16041541099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8.207662343979">
                <text:p>158.207662343979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0.256610870361">
                <text:p>160.256610870361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2.3043653965">
                <text:p>162.304365396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4.352370977402">
                <text:p>164.352370977402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6.400346279144">
                <text:p>166.40034627914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8.448339223862">
                <text:p>168.448339223862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0.496309041977">
                <text:p>170.49630904197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.544318914413">
                <text:p>172.544318914413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4.592512607574">
                <text:p>174.59251260757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6.639811992645">
                <text:p>176.63981199264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8.691411018372">
                <text:p>178.691411018372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0.736708402634">
                <text:p>180.736708402634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2.784798145294">
                <text:p>182.784798145294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4.833886861801">
                <text:p>184.833886861801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6.883764982224">
                <text:p>186.883764982224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8.929219722748">
                <text:p>188.929219722748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0.9763712883">
                <text:p>190.9763712883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3.024443149567">
                <text:p>193.02444314956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5.072239160538">
                <text:p>195.072239160538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7.120320320129">
                <text:p>197.120320320129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.1686835289">
                <text:p>199.1686835289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1.216271877289">
                <text:p>201.216271877289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3.264583110809">
                <text:p>203.264583110809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5.312439680099">
                <text:p>205.312439680099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7.359751939774">
                <text:p>207.359751939774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9.407568454742">
                <text:p>209.407568454742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1.456611871719">
                <text:p>211.456611871719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3.504336833954">
                <text:p>213.50433683395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5.551771402359">
                <text:p>215.551771402359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7.600420951843">
                <text:p>217.600420951843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9.648769378662">
                <text:p>219.648769378662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2.207796812057">
                <text:p>222.20779681205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4.255681276321">
                <text:p>224.255681276321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6.304411649704">
                <text:p>226.30441164970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8.35187959671">
                <text:p>228.35187959671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0.399958848953">
                <text:p>230.399958848953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2.44791841507">
                <text:p>232.4479184150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4.496003627777">
                <text:p>234.496003627777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6.543970823288">
                <text:p>236.543970823288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8.592681407928">
                <text:p>238.592681407928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0.640329360962">
                <text:p>240.640329360962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2.688138246536">
                <text:p>242.68813824653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4.736175298691">
                <text:p>244.736175298691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6.784212827682">
                <text:p>246.784212827682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8.832227230072">
                <text:p>248.832227230072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0.879849672318">
                <text:p>250.879849672318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2.92829990387">
                <text:p>252.9282999038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4.975584983826">
                <text:p>254.97558498382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7.024311542511">
                <text:p>257.024311542511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9.072625875473">
                <text:p>259.072625875473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1.120223045349">
                <text:p>261.120223045349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3.167789936066">
                <text:p>263.16778993606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5.21622633934">
                <text:p>265.2162263393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7.265769720077">
                <text:p>267.26576972007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9.312564373016">
                <text:p>269.312564373016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1.360656499863">
                <text:p>271.360656499863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3.40833067894">
                <text:p>273.4083306789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5.455752849579">
                <text:p>275.455752849579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7.50448679924">
                <text:p>277.5044867992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9.552346229553">
                <text:p>279.552346229553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1.600349187851">
                <text:p>281.600349187851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3.648309707642">
                <text:p>283.648309707642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5.696382045746">
                <text:p>285.696382045746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7.743984699249">
                <text:p>287.743984699249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9.792437076569">
                <text:p>289.792437076569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1.840406656265">
                <text:p>291.84040665626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3.888311386108">
                <text:p>293.888311386108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5.936069726944">
                <text:p>295.936069726944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7.984309434891">
                <text:p>297.984309434891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0.032322883606">
                <text:p>300.032322883606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2.080323219299">
                <text:p>302.080323219299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4.128185033798">
                <text:p>304.128185033798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6.176747560501">
                <text:p>306.176747560501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8.225543498993">
                <text:p>308.225543498993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0.272089004517">
                <text:p>310.27208900451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2.31972694397">
                <text:p>312.31972694397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4.368137359619">
                <text:p>314.368137359619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6.416568517685">
                <text:p>316.41656851768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8.46461558342">
                <text:p>318.46461558342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20.512313365936">
                <text:p>320.512313365936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22.562125444412">
                <text:p>322.562125444412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4.60832118988">
                <text:p>324.60832118988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6.662491321564">
                <text:p>326.662491321564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8.703485488892">
                <text:p>328.703485488892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30.751513004303">
                <text:p>330.751513004303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32.800442457199">
                <text:p>332.800442457199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4.849271535873">
                <text:p>334.849271535873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6.895640134811">
                <text:p>336.895640134811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8.943864107132">
                <text:p>338.943864107132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0.992438554764">
                <text:p>340.992438554764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3.039670228958">
                <text:p>343.039670228958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5.088073968887">
                <text:p>345.088073968887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7.1373026371">
                <text:p>347.1373026371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9.185804605484">
                <text:p>349.185804605484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1.233607530594">
                <text:p>351.233607530594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3.280120134354">
                <text:p>353.280120134354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5.327541589737">
                <text:p>355.32754158973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7.376418352127">
                <text:p>357.376418352127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9.42421913147">
                <text:p>359.4242191314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1.47226691246">
                <text:p>361.47226691246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3.519397974014">
                <text:p>363.51939797401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5.568261146545">
                <text:p>365.56826114654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7.619696140289">
                <text:p>367.619696140289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9.663789987564">
                <text:p>369.66378998756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71.711891889572">
                <text:p>371.711891889572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3.760275125504">
                <text:p>373.760275125504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5.808322906494">
                <text:p>375.808322906494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7.85657954216">
                <text:p>377.8565795421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9.904641866684">
                <text:p>379.904641866684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1.952397823334">
                <text:p>381.952397823334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84.000835180283">
                <text:p>384.000835180283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6.048517942429">
                <text:p>386.048517942429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8.096643447876">
                <text:p>388.09664344787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0.144728899002">
                <text:p>390.144728899002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2.192517757416">
                <text:p>392.19251775741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4.240757703781">
                <text:p>394.240757703781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6.28829574585">
                <text:p>396.2882957458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8.336000442505">
                <text:p>398.33600044250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0.383933544159">
                <text:p>400.383933544159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2.444660902023">
                <text:p>402.444660902023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4.506515741348">
                <text:p>404.506515741348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7.040538311005">
                <text:p>407.04053831100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9.08882188797">
                <text:p>409.0888218879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11.136995315552">
                <text:p>411.136995315552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13.18466591835">
                <text:p>413.1846659183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15.23582816124">
                <text:p>415.23582816124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17.28034901619">
                <text:p>417.28034901619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19.328976631165">
                <text:p>419.32897663116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21.377261161804">
                <text:p>421.377261161804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23.427082777023">
                <text:p>423.427082777023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25.473600149155">
                <text:p>425.47360014915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7.530648231506">
                <text:p>427.530648231506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9.569038152695">
                <text:p>429.56903815269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31.617073535919">
                <text:p>431.617073535919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33.66503572464">
                <text:p>433.6650357246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35.7135181427">
                <text:p>435.713518142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7.761346578598">
                <text:p>437.761346578598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9.808910131455">
                <text:p>439.80891013145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1.857424259186">
                <text:p>441.85742425918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3.904852390289">
                <text:p>443.904852390289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5.953159570694">
                <text:p>445.953159570694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8.001366138458">
                <text:p>448.001366138458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50.047796726227">
                <text:p>450.047796726227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52.096252202988">
                <text:p>452.096252202988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54.143368005753">
                <text:p>454.143368005753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56.192175388336">
                <text:p>456.19217538833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8.245015859604">
                <text:p>458.245015859604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60.288107156754">
                <text:p>460.288107156754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62.335904598236">
                <text:p>462.33590459823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64.383707284927">
                <text:p>464.38370728492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66.431840658188">
                <text:p>466.431840658188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68.480009317398">
                <text:p>468.480009317398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70.528200149536">
                <text:p>470.52820014953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72.575325012207">
                <text:p>472.575325012207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74.624126672745">
                <text:p>474.62412667274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76.672115325928">
                <text:p>476.672115325928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78.720154285431">
                <text:p>478.720154285431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80.767970085144">
                <text:p>480.76797008514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82.815932273865">
                <text:p>482.81593227386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84.863194942474">
                <text:p>484.86319494247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86.911650180817">
                <text:p>486.911650180817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88.959990262985">
                <text:p>488.95999026298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91.007448673248">
                <text:p>491.007448673248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93.055419206619">
                <text:p>493.055419206619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95.103846311569">
                <text:p>495.103846311569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97.154215097427">
                <text:p>497.154215097427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9.200126886368">
                <text:p>499.200126886368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01.248184919357">
                <text:p>501.24818491935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03.317089319229">
                <text:p>503.317089319229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05.856141805649">
                <text:p>505.856141805649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07.906745672226">
                <text:p>507.906745672226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9.952069997788">
                <text:p>509.952069997788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12.000105381012">
                <text:p>512.000105381012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14.047892570496">
                <text:p>514.04789257049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16.095820903778">
                <text:p>516.095820903778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18.143836736679">
                <text:p>518.143836736679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20.192198753357">
                <text:p>520.192198753357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22.240045070648">
                <text:p>522.240045070648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24.287361621857">
                <text:p>524.287361621857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26.335713148117">
                <text:p>526.335713148117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28.383733034134">
                <text:p>528.383733034134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30.432086229324">
                <text:p>530.432086229324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32.479649305344">
                <text:p>532.47964930534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34.527722358704">
                <text:p>534.527722358704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36.575343132019">
                <text:p>536.575343132019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38.623605966568">
                <text:p>538.623605966568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40.671774864197">
                <text:p>540.671774864197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42.719617128372">
                <text:p>542.719617128372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44.768199920654">
                <text:p>544.768199920654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46.815957784653">
                <text:p>546.815957784653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48.863635540009">
                <text:p>548.863635540009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50.911313295364">
                <text:p>550.911313295364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52.960176706314">
                <text:p>552.96017670631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55.007704973221">
                <text:p>555.007704973221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57.055623054504">
                <text:p>557.05562305450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59.103582859039">
                <text:p>559.103582859039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61.151741504669">
                <text:p>561.151741504669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63.200045108795">
                <text:p>563.20004510879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65.247399806976">
                <text:p>565.247399806976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67.295365571976">
                <text:p>567.29536557197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69.343456268311">
                <text:p>569.343456268311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71.392233610153">
                <text:p>571.392233610153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73.439491987228">
                <text:p>573.439491987228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75.487532377243">
                <text:p>575.487532377243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77.535515069962">
                <text:p>577.535515069962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79.584500789642">
                <text:p>579.584500789642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81.632585048676">
                <text:p>581.632585048676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83.681191921234">
                <text:p>583.68119192123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85.72802734375">
                <text:p>585.7280273437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87.776271104813">
                <text:p>587.776271104813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89.824036598206">
                <text:p>589.82403659820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91.871249914169">
                <text:p>591.871249914169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93.920040845871">
                <text:p>593.920040845871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95.968244791031">
                <text:p>595.968244791031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98.015386819839">
                <text:p>598.015386819839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00.065212011337">
                <text:p>600.06521201133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02.111480474472">
                <text:p>602.111480474472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04.159495592117">
                <text:p>604.15949559211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06.208055496216">
                <text:p>606.20805549621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08.255743741989">
                <text:p>608.255743741989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10.304507255554">
                <text:p>610.304507255554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12.352013111115">
                <text:p>612.35201311111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14.399408340454">
                <text:p>614.39940834045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16.448453187943">
                <text:p>616.448453187943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18.495624780655">
                <text:p>618.49562478065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20.544209957123">
                <text:p>620.544209957123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22.591833353043">
                <text:p>622.591833353043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24.640252828598">
                <text:p>624.640252828598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26.687559604645">
                <text:p>626.68755960464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28.735598087311">
                <text:p>628.735598087311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30.783792495728">
                <text:p>630.783792495728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32.832170963287">
                <text:p>632.832170963287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34.880133628845">
                <text:p>634.88013362884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36.928204059601">
                <text:p>636.928204059601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38.976005077362">
                <text:p>638.976005077362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41.024392604828">
                <text:p>641.024392604828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43.072102546692">
                <text:p>643.072102546692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45.12020778656">
                <text:p>645.12020778656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47.167571544647">
                <text:p>647.16757154464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49.215398311615">
                <text:p>649.21539831161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51.263859033585">
                <text:p>651.26385903358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53.312101364136">
                <text:p>653.312101364136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55.360191106796">
                <text:p>655.360191106796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57.408084869385">
                <text:p>657.40808486938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59.456024646759">
                <text:p>659.456024646759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61.504147529602">
                <text:p>661.504147529602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63.553001880646">
                <text:p>663.55300188064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65.599407672882">
                <text:p>665.599407672882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67.64742898941">
                <text:p>667.64742898941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69.695541858673">
                <text:p>669.695541858673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71.743964910507">
                <text:p>671.74396491050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73.791673660278">
                <text:p>673.791673660278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75.839435100555">
                <text:p>675.83943510055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77.887552976608">
                <text:p>677.887552976608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79.935279130936">
                <text:p>679.93527913093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81.985307216644">
                <text:p>681.98530721664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84.031540870667">
                <text:p>684.031540870667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86.079659938812">
                <text:p>686.079659938812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88.127938747406">
                <text:p>688.127938747406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90.175818443298">
                <text:p>690.175818443298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92.223205804825">
                <text:p>692.223205804825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94.271575212479">
                <text:p>694.271575212479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96.319441080093">
                <text:p>696.319441080093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98.367744445801">
                <text:p>698.367744445801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00.415189027786">
                <text:p>700.415189027786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02.463300466537">
                <text:p>702.463300466537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04.51299405098">
                <text:p>704.51299405098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06.55979180336">
                <text:p>706.55979180336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08.607870340347">
                <text:p>708.607870340347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10.656131267548">
                <text:p>710.656131267548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12.704853534699">
                <text:p>712.704853534699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14.751321792603">
                <text:p>714.751321792603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16.799475908279">
                <text:p>716.799475908279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18.847487926483">
                <text:p>718.847487926483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20.895872592926">
                <text:p>720.895872592926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22.943430662155">
                <text:p>722.943430662155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24.992058753967">
                <text:p>724.99205875396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27.040182828903">
                <text:p>727.040182828903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29.087300539017">
                <text:p>729.08730053901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27.904208421707">
                <text:p>827.904208421707</text:p>
              </table:table-cell>
              <table:table-cell office:value-type="float" office:value="3325">
                <text:p>33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